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a1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A10</text:p>
          </table:table-cell>
          <table:table-cell table:style-name="Default" office:value-type="float" office:value="0.373" calcext:value-type="float">
            <text:p>0.37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a2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office:value-type="string" calcext:value-type="string">
            <text:p>A20</text:p>
          </table:table-cell>
          <table:table-cell table:style-name="Default" office:value-type="float" office:value="-0.031" calcext:value-type="float">
            <text:p>-0.0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A3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1 a1</text:p>
          </table:table-cell>
          <table:table-cell table:style-name="Default" office:value-type="string" calcext:value-type="string">
            <text:p>H1 a2</text:p>
          </table:table-cell>
          <table:table-cell office:value-type="string" calcext:value-type="string">
            <text:p>H2 a1</text:p>
          </table:table-cell>
          <table:table-cell table:style-name="Default" office:value-type="string" calcext:value-type="string">
            <text:p>H2 a2</text:p>
          </table:table-cell>
          <table:table-cell office:value-type="string" calcext:value-type="string">
            <text:p>H3 a1</text:p>
          </table:table-cell>
          <table:table-cell table:style-name="Default" office:value-type="string" calcext:value-type="string">
            <text:p>H3 a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A5]+[.E2]" office:value-type="float" office:value="60" calcext:value-type="float">
            <text:p>60</text:p>
          </table:table-cell>
          <table:table-cell table:formula="of:=LN([.E$1]^2/([.E$1]^2+[.I5])) - [.I5]/([.E$1]^2 + [.I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2*LN([.E$1]^2/([.E$1]^2 + [.I5])) + ([.I5]/([.E$1]^2+[.I5]^2))^2 - 2*[.I5]/[.E$1]^2" office:value-type="float" office:value="0" calcext:value-type="float">
            <text:p>0</text:p>
          </table:table-cell>
          <table:table-cell table:formula="of:=-2*LN([.E$2]^2/([.E$2]^2 + [.I5])) + ([.I5]/([.E$2]^2+[.I5]^2))^2 - 2*[.I5]/[.E$2]^2" office:value-type="float" office:value="0" calcext:value-type="float">
            <text:p>0</text:p>
          </table:table-cell>
          <table:table-cell table:formula="of:=6*LN([.E$1]^2 / ([.E$1]^2 +[.I5])) - ([.I5]/([.E$1]^2 + [.I5]))^3 - 1.5*([.I5]/([.E$1]^2 + [.I5]))^2 - 1.5*([.I5]/[.E$1]^2)^2 + 6*([.I5]/[.E$1]^2)" office:value-type="float" office:value="0" calcext:value-type="float">
            <text:p>0</text:p>
          </table:table-cell>
          <table:table-cell table:formula="of:=6*LN([.E$2]^2 / ([.E$2]^2 +[.I5])) - ([.I5]/([.E$2]^2 + [.I5]))^3 - 1.5*([.I5]/([.E$2]^2 + [.I5]))^2 - 1.5*([.I5]/[.E$2]^2)^2 + 6*([.I5]/[.E$2]^2)" office:value-type="float" office:value="0" calcext:value-type="float">
            <text:p>0</text:p>
          </table:table-cell>
          <table:table-cell table:formula="of:=[.B5]^2 - [.E$2]^2" office:value-type="float" office:value="0" calcext:value-type="float">
            <text:p>0</text:p>
          </table:table-cell>
          <table:table-cell table:formula="of:=[.H$1]*([.D5]-[.C5]) + [.H$2]*([.F5]-[.E5]) + [.H$3]*([.H5]-[.G5])" office:value-type="float" office:value="0" calcext:value-type="float">
            <text:p>0</text:p>
          </table:table-cell>
          <table:table-cell table:number-columns-repeated="3"/>
          <table:table-cell table:formula="of:=[.A5]" office:value-type="float" office:value="0" calcext:value-type="float">
            <text:p>0</text:p>
          </table:table-cell>
          <table:table-cell table:formula="of:=-[.J5]" office:value-type="float" office:value="-0" calcext:value-type="float">
            <text:p>0</text:p>
          </table:table-cell>
        </table:table-row>
        <table:table-row table:style-name="ro1">
          <table:table-cell table:formula="of:=[.A5]+4" office:value-type="float" office:value="4" calcext:value-type="float">
            <text:p>4</text:p>
          </table:table-cell>
          <table:table-cell table:formula="of:=[.B5]+4" office:value-type="float" office:value="64" calcext:value-type="float">
            <text:p>64</text:p>
          </table:table-cell>
          <table:table-cell table:formula="of:=LN([.E$1]^2/([.E$1]^2+[.I6])) - [.I6]/([.E$1]^2 + [.I6])" office:value-type="float" office:value="-0.146569297056091" calcext:value-type="float">
            <text:p>-0.1465692971</text:p>
          </table:table-cell>
          <table:table-cell table:formula="of:=LN([.E$2]^2/([.E$2]^2+[.I6])) - [.I6]/([.E$2]^2 + [.I6])" office:value-type="float" office:value="-0.250170792275142" calcext:value-type="float">
            <text:p>-0.2501707923</text:p>
          </table:table-cell>
          <table:table-cell table:formula="of:=-2*LN([.E$1]^2/([.E$1]^2 + [.I6])) + ([.I6]/([.E$1]^2+[.I6]^2))^2 - 2*[.I6]/[.E$1]^2" office:value-type="float" office:value="-0.00570905274361022" calcext:value-type="float">
            <text:p>-0.0057090527</text:p>
          </table:table-cell>
          <table:table-cell table:formula="of:=-2*LN([.E$2]^2/([.E$2]^2 + [.I6])) + ([.I6]/([.E$2]^2+[.I6]^2))^2 - 2*[.I6]/[.E$2]^2" office:value-type="float" office:value="-0.0173975226291749" calcext:value-type="float">
            <text:p>-0.0173975226</text:p>
          </table:table-cell>
          <table:table-cell table:formula="of:=6*LN([.E$1]^2 / ([.E$1]^2 +[.I6])) - ([.I6]/([.E$1]^2 + [.I6]))^3 - 1.5*([.I6]/([.E$1]^2 + [.I6]))^2 - 1.5*([.I6]/[.E$1]^2)^2 + 6*([.I6]/[.E$1]^2)" office:value-type="float" office:value="-0.00000269863774271517" calcext:value-type="float">
            <text:p>-2.69863774271517E-06</text:p>
          </table:table-cell>
          <table:table-cell table:formula="of:=6*LN([.E$2]^2 / ([.E$2]^2 +[.I6])) - ([.I6]/([.E$2]^2 + [.I6]))^3 - 1.5*([.I6]/([.E$2]^2 + [.I6]))^2 - 1.5*([.I6]/[.E$2]^2)^2 + 6*([.I6]/[.E$2]^2)" office:value-type="float" office:value="-0.0000408874643589297" calcext:value-type="float">
            <text:p>-4.08874643589297E-05</text:p>
          </table:table-cell>
          <table:table-cell table:formula="of:=[.B6]^2 - [.E$2]^2" office:value-type="float" office:value="496" calcext:value-type="float">
            <text:p>496</text:p>
          </table:table-cell>
          <table:table-cell table:formula="of:=[.H$1]*([.D6]-[.C6]) + [.H$2]*([.F6]-[.E6]) + [.H$3]*([.H6]-[.G6])" office:value-type="float" office:value="-0.0382812060943869" calcext:value-type="float">
            <text:p>-0.0382812061</text:p>
          </table:table-cell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-[.J6]" office:value-type="float" office:value="0.0382812060943869" calcext:value-type="float">
            <text:p>0.0382812061</text:p>
          </table:table-cell>
        </table:table-row>
        <table:table-row table:style-name="ro1">
          <table:table-cell table:formula="of:=[.A6]+4" office:value-type="float" office:value="8" calcext:value-type="float">
            <text:p>8</text:p>
          </table:table-cell>
          <table:table-cell table:formula="of:=[.B6]+4" office:value-type="float" office:value="68" calcext:value-type="float">
            <text:p>68</text:p>
          </table:table-cell>
          <table:table-cell table:formula="of:=LN([.E$1]^2/([.E$1]^2+[.I7])) - [.I7]/([.E$1]^2 + [.I7])" office:value-type="float" office:value="-0.286351039601032" calcext:value-type="float">
            <text:p>-0.2863510396</text:p>
          </table:table-cell>
          <table:table-cell table:formula="of:=LN([.E$2]^2/([.E$2]^2+[.I7])) - [.I7]/([.E$2]^2 + [.I7])" office:value-type="float" office:value="-0.471779573105244" calcext:value-type="float">
            <text:p>-0.4717795731</text:p>
          </table:table-cell>
          <table:table-cell table:formula="of:=-2*LN([.E$1]^2/([.E$1]^2 + [.I7])) + ([.I7]/([.E$1]^2+[.I7]^2))^2 - 2*[.I7]/[.E$1]^2" office:value-type="float" office:value="-0.0231590476249485" calcext:value-type="float">
            <text:p>-0.0231590476</text:p>
          </table:table-cell>
          <table:table-cell table:formula="of:=-2*LN([.E$2]^2/([.E$2]^2 + [.I7])) + ([.I7]/([.E$2]^2+[.I7]^2))^2 - 2*[.I7]/[.E$2]^2" office:value-type="float" office:value="-0.0682353699133411" calcext:value-type="float">
            <text:p>-0.0682353699</text:p>
          </table:table-cell>
          <table:table-cell table:formula="of:=6*LN([.E$1]^2 / ([.E$1]^2 +[.I7])) - ([.I7]/([.E$1]^2 + [.I7]))^3 - 1.5*([.I7]/([.E$1]^2 + [.I7]))^2 - 1.5*([.I7]/[.E$1]^2)^2 + 6*([.I7]/[.E$1]^2)" office:value-type="float" office:value="-0.0000816199506912252" calcext:value-type="float">
            <text:p>-0.00008162</text:p>
          </table:table-cell>
          <table:table-cell table:formula="of:=6*LN([.E$2]^2 / ([.E$2]^2 +[.I7])) - ([.I7]/([.E$2]^2 + [.I7]))^3 - 1.5*([.I7]/([.E$2]^2 + [.I7]))^2 - 1.5*([.I7]/[.E$2]^2)^2 + 6*([.I7]/[.E$2]^2)" office:value-type="float" office:value="-0.00107676367932918" calcext:value-type="float">
            <text:p>-0.0010767637</text:p>
          </table:table-cell>
          <table:table-cell table:formula="of:=[.B7]^2 - [.E$2]^2" office:value-type="float" office:value="1024" calcext:value-type="float">
            <text:p>1024</text:p>
          </table:table-cell>
          <table:table-cell table:formula="of:=[.H$1]*([.D7]-[.C7]) + [.H$2]*([.F7]-[.E7]) + [.H$3]*([.H7]-[.G7])" office:value-type="float" office:value="-0.0677724527247741" calcext:value-type="float">
            <text:p>-0.0677724527</text:p>
          </table:table-cell>
          <table:table-cell table:number-columns-repeated="3"/>
          <table:table-cell table:formula="of:=[.A7]" office:value-type="float" office:value="8" calcext:value-type="float">
            <text:p>8</text:p>
          </table:table-cell>
          <table:table-cell table:formula="of:=-[.J7]" office:value-type="float" office:value="0.0677724527247741" calcext:value-type="float">
            <text:p>0.0677724527</text:p>
          </table:table-cell>
        </table:table-row>
        <table:table-row table:style-name="ro1">
          <table:table-cell table:formula="of:=[.A7]+4" office:value-type="float" office:value="12" calcext:value-type="float">
            <text:p>12</text:p>
          </table:table-cell>
          <table:table-cell table:formula="of:=[.B7]+4" office:value-type="float" office:value="72" calcext:value-type="float">
            <text:p>72</text:p>
          </table:table-cell>
          <table:table-cell table:formula="of:=LN([.E$1]^2/([.E$1]^2+[.I8])) - [.I8]/([.E$1]^2 + [.I8])" office:value-type="float" office:value="-0.419538342230711" calcext:value-type="float">
            <text:p>-0.4195383422</text:p>
          </table:table-cell>
          <table:table-cell table:formula="of:=LN([.E$2]^2/([.E$2]^2+[.I8])) - [.I8]/([.E$2]^2 + [.I8])" office:value-type="float" office:value="-0.670198669143465" calcext:value-type="float">
            <text:p>-0.6701986691</text:p>
          </table:table-cell>
          <table:table-cell table:formula="of:=-2*LN([.E$1]^2/([.E$1]^2 + [.I8])) + ([.I8]/([.E$1]^2+[.I8]^2))^2 - 2*[.I8]/[.E$1]^2" office:value-type="float" office:value="-0.0527165061821467" calcext:value-type="float">
            <text:p>-0.0527165062</text:p>
          </table:table-cell>
          <table:table-cell table:formula="of:=-2*LN([.E$2]^2/([.E$2]^2 + [.I8])) + ([.I8]/([.E$2]^2+[.I8]^2))^2 - 2*[.I8]/[.E$2]^2" office:value-type="float" office:value="-0.150713375409154" calcext:value-type="float">
            <text:p>-0.1507133754</text:p>
          </table:table-cell>
          <table:table-cell table:formula="of:=6*LN([.E$1]^2 / ([.E$1]^2 +[.I8])) - ([.I8]/([.E$1]^2 + [.I8]))^3 - 1.5*([.I8]/([.E$1]^2 + [.I8]))^2 - 1.5*([.I8]/[.E$1]^2)^2 + 6*([.I8]/[.E$1]^2)" office:value-type="float" office:value="-0.000584751691995455" calcext:value-type="float">
            <text:p>-0.0005847517</text:p>
          </table:table-cell>
          <table:table-cell table:formula="of:=6*LN([.E$2]^2 / ([.E$2]^2 +[.I8])) - ([.I8]/([.E$2]^2 + [.I8]))^3 - 1.5*([.I8]/([.E$2]^2 + [.I8]))^2 - 1.5*([.I8]/[.E$2]^2)^2 + 6*([.I8]/[.E$2]^2)" office:value-type="float" office:value="-0.0068329270692935" calcext:value-type="float">
            <text:p>-0.0068329271</text:p>
          </table:table-cell>
          <table:table-cell table:formula="of:=[.B8]^2 - [.E$2]^2" office:value-type="float" office:value="1584" calcext:value-type="float">
            <text:p>1584</text:p>
          </table:table-cell>
          <table:table-cell table:formula="of:=[.H$1]*([.D8]-[.C8]) + [.H$2]*([.F8]-[.E8]) + [.H$3]*([.H8]-[.G8])" office:value-type="float" office:value="-0.0904896398693065" calcext:value-type="float">
            <text:p>-0.0904896399</text:p>
          </table:table-cell>
          <table:table-cell table:number-columns-repeated="3"/>
          <table:table-cell table:formula="of:=[.A8]" office:value-type="float" office:value="12" calcext:value-type="float">
            <text:p>12</text:p>
          </table:table-cell>
          <table:table-cell table:formula="of:=-[.J8]" office:value-type="float" office:value="0.0904896398693065" calcext:value-type="float">
            <text:p>0.0904896399</text:p>
          </table:table-cell>
        </table:table-row>
        <table:table-row table:style-name="ro1">
          <table:table-cell table:formula="of:=[.A8]+4" office:value-type="float" office:value="16" calcext:value-type="float">
            <text:p>16</text:p>
          </table:table-cell>
          <table:table-cell table:formula="of:=[.B8]+4" office:value-type="float" office:value="76" calcext:value-type="float">
            <text:p>76</text:p>
          </table:table-cell>
          <table:table-cell table:formula="of:=LN([.E$1]^2/([.E$1]^2+[.I9])) - [.I9]/([.E$1]^2 + [.I9])" office:value-type="float" office:value="-0.546400957246402" calcext:value-type="float">
            <text:p>-0.5464009572</text:p>
          </table:table-cell>
          <table:table-cell table:formula="of:=LN([.E$2]^2/([.E$2]^2+[.I9])) - [.I9]/([.E$2]^2 + [.I9])" office:value-type="float" office:value="-0.849508858067519" calcext:value-type="float">
            <text:p>-0.8495088581</text:p>
          </table:table-cell>
          <table:table-cell table:formula="of:=-2*LN([.E$1]^2/([.E$1]^2 + [.I9])) + ([.I9]/([.E$1]^2+[.I9]^2))^2 - 2*[.I9]/[.E$1]^2" office:value-type="float" office:value="-0.0946605614498114" calcext:value-type="float">
            <text:p>-0.0946605614</text:p>
          </table:table-cell>
          <table:table-cell table:formula="of:=-2*LN([.E$2]^2/([.E$2]^2 + [.I9])) + ([.I9]/([.E$2]^2+[.I9]^2))^2 - 2*[.I9]/[.E$2]^2" office:value-type="float" office:value="-0.263333565758431" calcext:value-type="float">
            <text:p>-0.2633335658</text:p>
          </table:table-cell>
          <table:table-cell table:formula="of:=6*LN([.E$1]^2 / ([.E$1]^2 +[.I9])) - ([.I9]/([.E$1]^2 + [.I9]))^3 - 1.5*([.I9]/([.E$1]^2 + [.I9]))^2 - 1.5*([.I9]/[.E$1]^2)^2 + 6*([.I9]/[.E$1]^2)" office:value-type="float" office:value="-0.00232219663255684" calcext:value-type="float">
            <text:p>-0.0023221966</text:p>
          </table:table-cell>
          <table:table-cell table:formula="of:=6*LN([.E$2]^2 / ([.E$2]^2 +[.I9])) - ([.I9]/([.E$2]^2 + [.I9]))^3 - 1.5*([.I9]/([.E$2]^2 + [.I9]))^2 - 1.5*([.I9]/[.E$2]^2)^2 + 6*([.I9]/[.E$2]^2)" office:value-type="float" office:value="-0.0243861558019338" calcext:value-type="float">
            <text:p>-0.0243861558</text:p>
          </table:table-cell>
          <table:table-cell table:formula="of:=[.B9]^2 - [.E$2]^2" office:value-type="float" office:value="2176" calcext:value-type="float">
            <text:p>2176</text:p>
          </table:table-cell>
          <table:table-cell table:formula="of:=[.H$1]*([.D9]-[.C9]) + [.H$2]*([.F9]-[.E9]) + [.H$3]*([.H9]-[.G9])" office:value-type="float" office:value="-0.107940703668556" calcext:value-type="float">
            <text:p>-0.1079407037</text:p>
          </table:table-cell>
          <table:table-cell table:number-columns-repeated="3"/>
          <table:table-cell table:formula="of:=[.A9]" office:value-type="float" office:value="16" calcext:value-type="float">
            <text:p>16</text:p>
          </table:table-cell>
          <table:table-cell table:formula="of:=-[.J9]" office:value-type="float" office:value="0.107940703668556" calcext:value-type="float">
            <text:p>0.1079407037</text:p>
          </table:table-cell>
        </table:table-row>
        <table:table-row table:style-name="ro1">
          <table:table-cell table:formula="of:=[.A9]+4" office:value-type="float" office:value="20" calcext:value-type="float">
            <text:p>20</text:p>
          </table:table-cell>
          <table:table-cell table:formula="of:=[.B9]+4" office:value-type="float" office:value="80" calcext:value-type="float">
            <text:p>80</text:p>
          </table:table-cell>
          <table:table-cell table:formula="of:=LN([.E$1]^2/([.E$1]^2+[.I10])) - [.I10]/([.E$1]^2 + [.I10])" office:value-type="float" office:value="-0.667253319776325" calcext:value-type="float">
            <text:p>-0.6672533198</text:p>
          </table:table-cell>
          <table:table-cell table:formula="of:=LN([.E$2]^2/([.E$2]^2+[.I10])) - [.I10]/([.E$2]^2 + [.I10])" office:value-type="float" office:value="-1.01286414490356" calcext:value-type="float">
            <text:p>-1.0128641449</text:p>
          </table:table-cell>
          <table:table-cell table:formula="of:=-2*LN([.E$1]^2/([.E$1]^2 + [.I10])) + ([.I10]/([.E$1]^2+[.I10]^2))^2 - 2*[.I10]/[.E$1]^2" office:value-type="float" office:value="-0.149188885278234" calcext:value-type="float">
            <text:p>-0.1491888853</text:p>
          </table:table-cell>
          <table:table-cell table:formula="of:=-2*LN([.E$2]^2/([.E$2]^2 + [.I10])) + ([.I10]/([.E$2]^2+[.I10]^2))^2 - 2*[.I10]/[.E$2]^2" office:value-type="float" office:value="-0.40482713831447" calcext:value-type="float">
            <text:p>-0.4048271383</text:p>
          </table:table-cell>
          <table:table-cell table:formula="of:=6*LN([.E$1]^2 / ([.E$1]^2 +[.I10])) - ([.I10]/([.E$1]^2 + [.I10]))^3 - 1.5*([.I10]/([.E$1]^2 + [.I10]))^2 - 1.5*([.I10]/[.E$1]^2)^2 + 6*([.I10]/[.E$1]^2)" office:value-type="float" office:value="-0.00667474446751681" calcext:value-type="float">
            <text:p>-0.0066747445</text:p>
          </table:table-cell>
          <table:table-cell table:formula="of:=6*LN([.E$2]^2 / ([.E$2]^2 +[.I10])) - ([.I10]/([.E$2]^2 + [.I10]))^3 - 1.5*([.I10]/([.E$2]^2 + [.I10]))^2 - 1.5*([.I10]/[.E$2]^2)^2 + 6*([.I10]/[.E$2]^2)" office:value-type="float" office:value="-0.0637752195371109" calcext:value-type="float">
            <text:p>-0.0637752195</text:p>
          </table:table-cell>
          <table:table-cell table:formula="of:=[.B10]^2 - [.E$2]^2" office:value-type="float" office:value="2800" calcext:value-type="float">
            <text:p>2800</text:p>
          </table:table-cell>
          <table:table-cell table:formula="of:=[.H$1]*([.D10]-[.C10]) + [.H$2]*([.F10]-[.E10]) + [.H$3]*([.H10]-[.G10])" office:value-type="float" office:value="-0.121273554303684" calcext:value-type="float">
            <text:p>-0.1212735543</text:p>
          </table:table-cell>
          <table:table-cell table:number-columns-repeated="3"/>
          <table:table-cell table:formula="of:=[.A10]" office:value-type="float" office:value="20" calcext:value-type="float">
            <text:p>20</text:p>
          </table:table-cell>
          <table:table-cell table:formula="of:=-[.J10]" office:value-type="float" office:value="0.121273554303684" calcext:value-type="float">
            <text:p>0.1212735543</text:p>
          </table:table-cell>
        </table:table-row>
        <table:table-row table:style-name="ro1">
          <table:table-cell table:formula="of:=[.A10]+4" office:value-type="float" office:value="24" calcext:value-type="float">
            <text:p>24</text:p>
          </table:table-cell>
          <table:table-cell table:formula="of:=[.B10]+4" office:value-type="float" office:value="84" calcext:value-type="float">
            <text:p>84</text:p>
          </table:table-cell>
          <table:table-cell table:formula="of:=LN([.E$1]^2/([.E$1]^2+[.I11])) - [.I11]/([.E$1]^2 + [.I11])" office:value-type="float" office:value="-0.782431767074888" calcext:value-type="float">
            <text:p>-0.7824317671</text:p>
          </table:table-cell>
          <table:table-cell table:formula="of:=LN([.E$2]^2/([.E$2]^2+[.I11])) - [.I11]/([.E$2]^2 + [.I11])" office:value-type="float" office:value="-1.16274039160977" calcext:value-type="float">
            <text:p>-1.1627403916</text:p>
          </table:table-cell>
          <table:table-cell table:formula="of:=-2*LN([.E$1]^2/([.E$1]^2 + [.I11])) + ([.I11]/([.E$1]^2+[.I11]^2))^2 - 2*[.I11]/[.E$1]^2" office:value-type="float" office:value="-0.216435083514084" calcext:value-type="float">
            <text:p>-0.2164350835</text:p>
          </table:table-cell>
          <table:table-cell table:formula="of:=-2*LN([.E$2]^2/([.E$2]^2 + [.I11])) + ([.I11]/([.E$2]^2+[.I11]^2))^2 - 2*[.I11]/[.E$2]^2" office:value-type="float" office:value="-0.574110969841102" calcext:value-type="float">
            <text:p>-0.5741109698</text:p>
          </table:table-cell>
          <table:table-cell table:formula="of:=6*LN([.E$1]^2 / ([.E$1]^2 +[.I11])) - ([.I11]/([.E$1]^2 + [.I11]))^3 - 1.5*([.I11]/([.E$1]^2 + [.I11]))^2 - 1.5*([.I11]/[.E$1]^2)^2 + 6*([.I11]/[.E$1]^2)" office:value-type="float" office:value="-0.0156410285959616" calcext:value-type="float">
            <text:p>-0.0156410286</text:p>
          </table:table-cell>
          <table:table-cell table:formula="of:=6*LN([.E$2]^2 / ([.E$2]^2 +[.I11])) - ([.I11]/([.E$2]^2 + [.I11]))^3 - 1.5*([.I11]/([.E$2]^2 + [.I11]))^2 - 1.5*([.I11]/[.E$2]^2)^2 + 6*([.I11]/[.E$2]^2)" office:value-type="float" office:value="-0.137418963144514" calcext:value-type="float">
            <text:p>-0.1374189631</text:p>
          </table:table-cell>
          <table:table-cell table:formula="of:=[.B11]^2 - [.E$2]^2" office:value-type="float" office:value="3456" calcext:value-type="float">
            <text:p>3456</text:p>
          </table:table-cell>
          <table:table-cell table:formula="of:=[.H$1]*([.D11]-[.C11]) + [.H$2]*([.F11]-[.E11]) + [.H$3]*([.H11]-[.G11])" office:value-type="float" office:value="-0.131376054148117" calcext:value-type="float">
            <text:p>-0.1313760541</text:p>
          </table:table-cell>
          <table:table-cell table:number-columns-repeated="3"/>
          <table:table-cell table:formula="of:=[.A11]" office:value-type="float" office:value="24" calcext:value-type="float">
            <text:p>24</text:p>
          </table:table-cell>
          <table:table-cell table:formula="of:=-[.J11]" office:value-type="float" office:value="0.131376054148117" calcext:value-type="float">
            <text:p>0.1313760541</text:p>
          </table:table-cell>
        </table:table-row>
        <table:table-row table:style-name="ro1">
          <table:table-cell table:formula="of:=[.A11]+4" office:value-type="float" office:value="28" calcext:value-type="float">
            <text:p>28</text:p>
          </table:table-cell>
          <table:table-cell table:formula="of:=[.B11]+4" office:value-type="float" office:value="88" calcext:value-type="float">
            <text:p>88</text:p>
          </table:table-cell>
          <table:table-cell table:formula="of:=LN([.E$1]^2/([.E$1]^2+[.I12])) - [.I12]/([.E$1]^2 + [.I12])" office:value-type="float" office:value="-0.892278714253402" calcext:value-type="float">
            <text:p>-0.8922787143</text:p>
          </table:table-cell>
          <table:table-cell table:formula="of:=LN([.E$2]^2/([.E$2]^2+[.I12])) - [.I12]/([.E$2]^2 + [.I12])" office:value-type="float" office:value="-1.30110847145436" calcext:value-type="float">
            <text:p>-1.3011084715</text:p>
          </table:table-cell>
          <table:table-cell table:formula="of:=-2*LN([.E$1]^2/([.E$1]^2 + [.I12])) + ([.I12]/([.E$1]^2+[.I12]^2))^2 - 2*[.I12]/[.E$1]^2" office:value-type="float" office:value="-0.29648196702249" calcext:value-type="float">
            <text:p>-0.296481967</text:p>
          </table:table-cell>
          <table:table-cell table:formula="of:=-2*LN([.E$2]^2/([.E$2]^2 + [.I12])) + ([.I12]/([.E$2]^2+[.I12]^2))^2 - 2*[.I12]/[.E$2]^2" office:value-type="float" office:value="-0.770253154990367" calcext:value-type="float">
            <text:p>-0.770253155</text:p>
          </table:table-cell>
          <table:table-cell table:formula="of:=6*LN([.E$1]^2 / ([.E$1]^2 +[.I12])) - ([.I12]/([.E$1]^2 + [.I12]))^3 - 1.5*([.I12]/([.E$1]^2 + [.I12]))^2 - 1.5*([.I12]/[.E$1]^2)^2 + 6*([.I12]/[.E$1]^2)" office:value-type="float" office:value="-0.0318426557571856" calcext:value-type="float">
            <text:p>-0.0318426558</text:p>
          </table:table-cell>
          <table:table-cell table:formula="of:=6*LN([.E$2]^2 / ([.E$2]^2 +[.I12])) - ([.I12]/([.E$2]^2 + [.I12]))^3 - 1.5*([.I12]/([.E$2]^2 + [.I12]))^2 - 1.5*([.I12]/[.E$2]^2)^2 + 6*([.I12]/[.E$2]^2)" office:value-type="float" office:value="-0.259598882566919" calcext:value-type="float">
            <text:p>-0.2595988826</text:p>
          </table:table-cell>
          <table:table-cell table:formula="of:=[.B12]^2 - [.E$2]^2" office:value-type="float" office:value="4144" calcext:value-type="float">
            <text:p>4144</text:p>
          </table:table-cell>
          <table:table-cell table:formula="of:=[.H$1]*([.D12]-[.C12]) + [.H$2]*([.F12]-[.E12]) + [.H$3]*([.H12]-[.G12])" office:value-type="float" office:value="-0.138945373743002" calcext:value-type="float">
            <text:p>-0.1389453737</text:p>
          </table:table-cell>
          <table:table-cell table:number-columns-repeated="3"/>
          <table:table-cell table:formula="of:=[.A12]" office:value-type="float" office:value="28" calcext:value-type="float">
            <text:p>28</text:p>
          </table:table-cell>
          <table:table-cell table:formula="of:=-[.J12]" office:value-type="float" office:value="0.138945373743002" calcext:value-type="float">
            <text:p>0.1389453737</text:p>
          </table:table-cell>
        </table:table-row>
        <table:table-row table:style-name="ro1">
          <table:table-cell table:formula="of:=[.A12]+4" office:value-type="float" office:value="32" calcext:value-type="float">
            <text:p>32</text:p>
          </table:table-cell>
          <table:table-cell table:formula="of:=[.B12]+4" office:value-type="float" office:value="92" calcext:value-type="float">
            <text:p>92</text:p>
          </table:table-cell>
          <table:table-cell table:formula="of:=LN([.E$1]^2/([.E$1]^2+[.I13])) - [.I13]/([.E$1]^2 + [.I13])" office:value-type="float" office:value="-0.997131990868242" calcext:value-type="float">
            <text:p>-0.9971319909</text:p>
          </table:table-cell>
          <table:table-cell table:formula="of:=LN([.E$2]^2/([.E$2]^2+[.I13])) - [.I13]/([.E$2]^2 + [.I13])" office:value-type="float" office:value="-1.42955721679944" calcext:value-type="float">
            <text:p>-1.4295572168</text:p>
          </table:table-cell>
          <table:table-cell table:formula="of:=-2*LN([.E$1]^2/([.E$1]^2 + [.I13])) + ([.I13]/([.E$1]^2+[.I13]^2))^2 - 2*[.I13]/[.E$1]^2" office:value-type="float" office:value="-0.389372339654625" calcext:value-type="float">
            <text:p>-0.3893723397</text:p>
          </table:table-cell>
          <table:table-cell table:formula="of:=-2*LN([.E$2]^2/([.E$2]^2 + [.I13])) + ([.I13]/([.E$2]^2+[.I13]^2))^2 - 2*[.I13]/[.E$2]^2" office:value-type="float" office:value="-0.99244612065921" calcext:value-type="float">
            <text:p>-0.9924461207</text:p>
          </table:table-cell>
          <table:table-cell table:formula="of:=6*LN([.E$1]^2 / ([.E$1]^2 +[.I13])) - ([.I13]/([.E$1]^2 + [.I13]))^3 - 1.5*([.I13]/([.E$1]^2 + [.I13]))^2 - 1.5*([.I13]/[.E$1]^2)^2 + 6*([.I13]/[.E$1]^2)" office:value-type="float" office:value="-0.0585030834513756" calcext:value-type="float">
            <text:p>-0.0585030835</text:p>
          </table:table-cell>
          <table:table-cell table:formula="of:=6*LN([.E$2]^2 / ([.E$2]^2 +[.I13])) - ([.I13]/([.E$2]^2 + [.I13]))^3 - 1.5*([.I13]/([.E$2]^2 + [.I13]))^2 - 1.5*([.I13]/[.E$2]^2)^2 + 6*([.I13]/[.E$2]^2)" office:value-type="float" office:value="-0.446061813833135" calcext:value-type="float">
            <text:p>-0.4460618138</text:p>
          </table:table-cell>
          <table:table-cell table:formula="of:=[.B13]^2 - [.E$2]^2" office:value-type="float" office:value="4864" calcext:value-type="float">
            <text:p>4864</text:p>
          </table:table-cell>
          <table:table-cell table:formula="of:=[.H$1]*([.D13]-[.C13]) + [.H$2]*([.F13]-[.E13]) + [.H$3]*([.H13]-[.G13])" office:value-type="float" office:value="-0.144537115713102" calcext:value-type="float">
            <text:p>-0.1445371157</text:p>
          </table:table-cell>
          <table:table-cell table:number-columns-repeated="3"/>
          <table:table-cell table:formula="of:=[.A13]" office:value-type="float" office:value="32" calcext:value-type="float">
            <text:p>32</text:p>
          </table:table-cell>
          <table:table-cell table:formula="of:=-[.J13]" office:value-type="float" office:value="0.144537115713102" calcext:value-type="float">
            <text:p>0.1445371157</text:p>
          </table:table-cell>
        </table:table-row>
        <table:table-row table:style-name="ro1">
          <table:table-cell table:formula="of:=[.A13]+4" office:value-type="float" office:value="36" calcext:value-type="float">
            <text:p>36</text:p>
          </table:table-cell>
          <table:table-cell table:formula="of:=[.B13]+4" office:value-type="float" office:value="96" calcext:value-type="float">
            <text:p>96</text:p>
          </table:table-cell>
          <table:table-cell table:formula="of:=LN([.E$1]^2/([.E$1]^2+[.I14])) - [.I14]/([.E$1]^2 + [.I14])" office:value-type="float" office:value="-1.0973179355483" calcext:value-type="float">
            <text:p>-1.0973179355</text:p>
          </table:table-cell>
          <table:table-cell table:formula="of:=LN([.E$2]^2/([.E$2]^2+[.I14])) - [.I14]/([.E$2]^2 + [.I14])" office:value-type="float" office:value="-1.54938225849147" calcext:value-type="float">
            <text:p>-1.5493822585</text:p>
          </table:table-cell>
          <table:table-cell table:formula="of:=-2*LN([.E$1]^2/([.E$1]^2 + [.I14])) + ([.I14]/([.E$1]^2+[.I14]^2))^2 - 2*[.I14]/[.E$1]^2" office:value-type="float" office:value="-0.495117758994241" calcext:value-type="float">
            <text:p>-0.495117759</text:p>
          </table:table-cell>
          <table:table-cell table:formula="of:=-2*LN([.E$2]^2/([.E$2]^2 + [.I14])) + ([.I14]/([.E$2]^2+[.I14]^2))^2 - 2*[.I14]/[.E$2]^2" office:value-type="float" office:value="-1.23998545131798" calcext:value-type="float">
            <text:p>-1.2399854513</text:p>
          </table:table-cell>
          <table:table-cell table:formula="of:=6*LN([.E$1]^2 / ([.E$1]^2 +[.I14])) - ([.I14]/([.E$1]^2 + [.I14]))^3 - 1.5*([.I14]/([.E$1]^2 + [.I14]))^2 - 1.5*([.I14]/[.E$1]^2)^2 + 6*([.I14]/[.E$1]^2)" office:value-type="float" office:value="-0.0994119660340438" calcext:value-type="float">
            <text:p>-0.099411966</text:p>
          </table:table-cell>
          <table:table-cell table:formula="of:=6*LN([.E$2]^2 / ([.E$2]^2 +[.I14])) - ([.I14]/([.E$2]^2 + [.I14]))^3 - 1.5*([.I14]/([.E$2]^2 + [.I14]))^2 - 1.5*([.I14]/[.E$2]^2)^2 + 6*([.I14]/[.E$2]^2)" office:value-type="float" office:value="-0.713734413985936" calcext:value-type="float">
            <text:p>-0.713734414</text:p>
          </table:table-cell>
          <table:table-cell table:formula="of:=[.B14]^2 - [.E$2]^2" office:value-type="float" office:value="5616" calcext:value-type="float">
            <text:p>5616</text:p>
          </table:table-cell>
          <table:table-cell table:formula="of:=[.H$1]*([.D14]-[.C14]) + [.H$2]*([.F14]-[.E14]) + [.H$3]*([.H14]-[.G14])" office:value-type="float" office:value="-0.148600706235528" calcext:value-type="float">
            <text:p>-0.1486007062</text:p>
          </table:table-cell>
          <table:table-cell table:number-columns-repeated="3"/>
          <table:table-cell table:formula="of:=[.A14]" office:value-type="float" office:value="36" calcext:value-type="float">
            <text:p>36</text:p>
          </table:table-cell>
          <table:table-cell table:formula="of:=-[.J14]" office:value-type="float" office:value="0.148600706235528" calcext:value-type="float">
            <text:p>0.1486007062</text:p>
          </table:table-cell>
        </table:table-row>
        <table:table-row table:style-name="ro1">
          <table:table-cell table:formula="of:=[.A14]+4" office:value-type="float" office:value="40" calcext:value-type="float">
            <text:p>40</text:p>
          </table:table-cell>
          <table:table-cell table:formula="of:=[.B14]+4" office:value-type="float" office:value="100" calcext:value-type="float">
            <text:p>100</text:p>
          </table:table-cell>
          <table:table-cell table:formula="of:=LN([.E$1]^2/([.E$1]^2+[.I15])) - [.I15]/([.E$1]^2 + [.I15])" office:value-type="float" office:value="-1.19314718055995" calcext:value-type="float">
            <text:p>-1.1931471806</text:p>
          </table:table-cell>
          <table:table-cell table:formula="of:=LN([.E$2]^2/([.E$2]^2+[.I15])) - [.I15]/([.E$2]^2 + [.I15])" office:value-type="float" office:value="-1.66165124753198" calcext:value-type="float">
            <text:p>-1.6616512475</text:p>
          </table:table-cell>
          <table:table-cell table:formula="of:=-2*LN([.E$1]^2/([.E$1]^2 + [.I15])) + ([.I15]/([.E$1]^2+[.I15]^2))^2 - 2*[.I15]/[.E$1]^2" office:value-type="float" office:value="-0.613705614473675" calcext:value-type="float">
            <text:p>-0.6137056145</text:p>
          </table:table-cell>
          <table:table-cell table:formula="of:=-2*LN([.E$2]^2/([.E$2]^2 + [.I15])) + ([.I15]/([.E$2]^2+[.I15]^2))^2 - 2*[.I15]/[.E$2]^2" office:value-type="float" office:value="-1.51225303608182" calcext:value-type="float">
            <text:p>-1.5122530361</text:p>
          </table:table-cell>
          <table:table-cell table:formula="of:=6*LN([.E$1]^2 / ([.E$1]^2 +[.I15])) - ([.I15]/([.E$1]^2 + [.I15]))^3 - 1.5*([.I15]/([.E$1]^2 + [.I15]))^2 - 1.5*([.I15]/[.E$1]^2)^2 + 6*([.I15]/[.E$1]^2)" office:value-type="float" office:value="-0.158883083359672" calcext:value-type="float">
            <text:p>-0.1588830834</text:p>
          </table:table-cell>
          <table:table-cell table:formula="of:=6*LN([.E$2]^2 / ([.E$2]^2 +[.I15])) - ([.I15]/([.E$2]^2 + [.I15]))^3 - 1.5*([.I15]/([.E$2]^2 + [.I15]))^2 - 1.5*([.I15]/[.E$2]^2)^2 + 6*([.I15]/[.E$2]^2)" office:value-type="float" office:value="-1.08052555926596" calcext:value-type="float">
            <text:p>-1.0805255593</text:p>
          </table:table-cell>
          <table:table-cell table:formula="of:=[.B15]^2 - [.E$2]^2" office:value-type="float" office:value="6400" calcext:value-type="float">
            <text:p>6400</text:p>
          </table:table-cell>
          <table:table-cell table:formula="of:=[.H$1]*([.D15]-[.C15]) + [.H$2]*([.F15]-[.E15]) + [.H$3]*([.H15]-[.G15])" office:value-type="float" office:value="-0.151505259290248" calcext:value-type="float">
            <text:p>-0.1515052593</text:p>
          </table:table-cell>
          <table:table-cell table:number-columns-repeated="3"/>
          <table:table-cell table:formula="of:=[.A15]" office:value-type="float" office:value="40" calcext:value-type="float">
            <text:p>40</text:p>
          </table:table-cell>
          <table:table-cell table:formula="of:=-[.J15]" office:value-type="float" office:value="0.151505259290248" calcext:value-type="float">
            <text:p>0.1515052593</text:p>
          </table:table-cell>
        </table:table-row>
        <table:table-row table:style-name="ro1">
          <table:table-cell table:formula="of:=[.A15]+4" office:value-type="float" office:value="44" calcext:value-type="float">
            <text:p>44</text:p>
          </table:table-cell>
          <table:table-cell table:formula="of:=[.B15]+4" office:value-type="float" office:value="104" calcext:value-type="float">
            <text:p>104</text:p>
          </table:table-cell>
          <table:table-cell table:formula="of:=LN([.E$1]^2/([.E$1]^2+[.I16])) - [.I16]/([.E$1]^2 + [.I16])" office:value-type="float" office:value="-1.28491232882144" calcext:value-type="float">
            <text:p>-1.2849123288</text:p>
          </table:table-cell>
          <table:table-cell table:formula="of:=LN([.E$2]^2/([.E$2]^2+[.I16])) - [.I16]/([.E$2]^2 + [.I16])" office:value-type="float" office:value="-1.76725243715215" calcext:value-type="float">
            <text:p>-1.7672524372</text:p>
          </table:table-cell>
          <table:table-cell table:formula="of:=-2*LN([.E$1]^2/([.E$1]^2 + [.I16])) + ([.I16]/([.E$1]^2+[.I16]^2))^2 - 2*[.I16]/[.E$1]^2" office:value-type="float" office:value="-0.745104817869261" calcext:value-type="float">
            <text:p>-0.7451048179</text:p>
          </table:table-cell>
          <table:table-cell table:formula="of:=-2*LN([.E$2]^2/([.E$2]^2 + [.I16])) + ([.I16]/([.E$2]^2+[.I16]^2))^2 - 2*[.I16]/[.E$2]^2" office:value-type="float" office:value="-1.80870352200978" calcext:value-type="float">
            <text:p>-1.808703522</text:p>
          </table:table-cell>
          <table:table-cell table:formula="of:=6*LN([.E$1]^2 / ([.E$1]^2 +[.I16])) - ([.I16]/([.E$1]^2 + [.I16]))^3 - 1.5*([.I16]/([.E$1]^2 + [.I16]))^2 - 1.5*([.I16]/[.E$1]^2)^2 + 6*([.I16]/[.E$1]^2)" office:value-type="float" office:value="-0.241711108525471" calcext:value-type="float">
            <text:p>-0.2417111085</text:p>
          </table:table-cell>
          <table:table-cell table:formula="of:=6*LN([.E$2]^2 / ([.E$2]^2 +[.I16])) - ([.I16]/([.E$2]^2 + [.I16]))^3 - 1.5*([.I16]/([.E$2]^2 + [.I16]))^2 - 1.5*([.I16]/[.E$2]^2)^2 + 6*([.I16]/[.E$2]^2)" office:value-type="float" office:value="-1.56519314223862" calcext:value-type="float">
            <text:p>-1.5651931422</text:p>
          </table:table-cell>
          <table:table-cell table:formula="of:=[.B16]^2 - [.E$2]^2" office:value-type="float" office:value="7216" calcext:value-type="float">
            <text:p>7216</text:p>
          </table:table-cell>
          <table:table-cell table:formula="of:=[.H$1]*([.D16]-[.C16]) + [.H$2]*([.F16]-[.E16]) + [.H$3]*([.H16]-[.G16])" office:value-type="float" office:value="-0.153558710747564" calcext:value-type="float">
            <text:p>-0.1535587107</text:p>
          </table:table-cell>
          <table:table-cell table:number-columns-repeated="3"/>
          <table:table-cell table:formula="of:=[.A16]" office:value-type="float" office:value="44" calcext:value-type="float">
            <text:p>44</text:p>
          </table:table-cell>
          <table:table-cell table:formula="of:=-[.J16]" office:value-type="float" office:value="0.153558710747564" calcext:value-type="float">
            <text:p>0.1535587107</text:p>
          </table:table-cell>
        </table:table-row>
        <table:table-row table:style-name="ro1">
          <table:table-cell table:formula="of:=[.A16]+4" office:value-type="float" office:value="48" calcext:value-type="float">
            <text:p>48</text:p>
          </table:table-cell>
          <table:table-cell table:formula="of:=[.B16]+4" office:value-type="float" office:value="108" calcext:value-type="float">
            <text:p>108</text:p>
          </table:table-cell>
          <table:table-cell table:formula="of:=LN([.E$1]^2/([.E$1]^2+[.I17])) - [.I17]/([.E$1]^2 + [.I17])" office:value-type="float" office:value="-1.372886937178" calcext:value-type="float">
            <text:p>-1.3728869372</text:p>
          </table:table-cell>
          <table:table-cell table:formula="of:=LN([.E$2]^2/([.E$2]^2+[.I17])) - [.I17]/([.E$2]^2 + [.I17])" office:value-type="float" office:value="-1.8669313544956" calcext:value-type="float">
            <text:p>-1.8669313545</text:p>
          </table:table-cell>
          <table:table-cell table:formula="of:=-2*LN([.E$1]^2/([.E$1]^2 + [.I17])) + ([.I17]/([.E$1]^2+[.I17]^2))^2 - 2*[.I17]/[.E$1]^2" office:value-type="float" office:value="-0.889270358056669" calcext:value-type="float">
            <text:p>-0.8892703581</text:p>
          </table:table-cell>
          <table:table-cell table:formula="of:=-2*LN([.E$2]^2/([.E$2]^2 + [.I17])) + ([.I17]/([.E$2]^2+[.I17]^2))^2 - 2*[.I17]/[.E$2]^2" office:value-type="float" office:value="-2.12885332501526" calcext:value-type="float">
            <text:p>-2.128853325</text:p>
          </table:table-cell>
          <table:table-cell table:formula="of:=6*LN([.E$1]^2 / ([.E$1]^2 +[.I17])) - ([.I17]/([.E$1]^2 + [.I17]))^3 - 1.5*([.I17]/([.E$1]^2 + [.I17]))^2 - 1.5*([.I17]/[.E$1]^2)^2 + 6*([.I17]/[.E$1]^2)" office:value-type="float" office:value="-0.353130371578807" calcext:value-type="float">
            <text:p>-0.3531303716</text:p>
          </table:table-cell>
          <table:table-cell table:formula="of:=6*LN([.E$2]^2 / ([.E$2]^2 +[.I17])) - ([.I17]/([.E$2]^2 + [.I17]))^3 - 1.5*([.I17]/([.E$2]^2 + [.I17]))^2 - 1.5*([.I17]/[.E$2]^2)^2 + 6*([.I17]/[.E$2]^2)" office:value-type="float" office:value="-2.18725634301261" calcext:value-type="float">
            <text:p>-2.187256343</text:p>
          </table:table-cell>
          <table:table-cell table:formula="of:=[.B17]^2 - [.E$2]^2" office:value-type="float" office:value="8064" calcext:value-type="float">
            <text:p>8064</text:p>
          </table:table-cell>
          <table:table-cell table:formula="of:=[.H$1]*([.D17]-[.C17]) + [.H$2]*([.F17]-[.E17]) + [.H$3]*([.H17]-[.G17])" office:value-type="float" office:value="-0.155022125540916" calcext:value-type="float">
            <text:p>-0.1550221255</text:p>
          </table:table-cell>
          <table:table-cell table:number-columns-repeated="3"/>
          <table:table-cell table:formula="of:=[.A17]" office:value-type="float" office:value="48" calcext:value-type="float">
            <text:p>48</text:p>
          </table:table-cell>
          <table:table-cell table:formula="of:=-[.J17]" office:value-type="float" office:value="0.155022125540916" calcext:value-type="float">
            <text:p>0.1550221255</text:p>
          </table:table-cell>
        </table:table-row>
        <table:table-row table:style-name="ro1">
          <table:table-cell table:formula="of:=[.A17]+4" office:value-type="float" office:value="52" calcext:value-type="float">
            <text:p>52</text:p>
          </table:table-cell>
          <table:table-cell table:formula="of:=[.B17]+4" office:value-type="float" office:value="112" calcext:value-type="float">
            <text:p>112</text:p>
          </table:table-cell>
          <table:table-cell table:formula="of:=LN([.E$1]^2/([.E$1]^2+[.I18])) - [.I18]/([.E$1]^2 + [.I18])" office:value-type="float" office:value="-1.4573253807473" calcext:value-type="float">
            <text:p>-1.4573253807</text:p>
          </table:table-cell>
          <table:table-cell table:formula="of:=LN([.E$2]^2/([.E$2]^2+[.I18])) - [.I18]/([.E$2]^2 + [.I18])" office:value-type="float" office:value="-1.96131882222762" calcext:value-type="float">
            <text:p>-1.9613188222</text:p>
          </table:table-cell>
          <table:table-cell table:formula="of:=-2*LN([.E$1]^2/([.E$1]^2 + [.I18])) + ([.I18]/([.E$1]^2+[.I18]^2))^2 - 2*[.I18]/[.E$1]^2" office:value-type="float" office:value="-1.04614693195033" calcext:value-type="float">
            <text:p>-1.046146932</text:p>
          </table:table-cell>
          <table:table-cell table:formula="of:=-2*LN([.E$2]^2/([.E$2]^2 + [.I18])) + ([.I18]/([.E$2]^2+[.I18]^2))^2 - 2*[.I18]/[.E$2]^2" office:value-type="float" office:value="-2.47227164009728" calcext:value-type="float">
            <text:p>-2.4722716401</text:p>
          </table:table-cell>
          <table:table-cell table:formula="of:=6*LN([.E$1]^2 / ([.E$1]^2 +[.I18])) - ([.I18]/([.E$1]^2 + [.I18]))^3 - 1.5*([.I18]/([.E$1]^2 + [.I18]))^2 - 1.5*([.I18]/[.E$1]^2)^2 + 6*([.I18]/[.E$1]^2)" office:value-type="float" office:value="-0.498777319452318" calcext:value-type="float">
            <text:p>-0.4987773195</text:p>
          </table:table-cell>
          <table:table-cell table:formula="of:=6*LN([.E$2]^2 / ([.E$2]^2 +[.I18])) - ([.I18]/([.E$2]^2 + [.I18]))^3 - 1.5*([.I18]/([.E$2]^2 + [.I18]))^2 - 1.5*([.I18]/[.E$2]^2)^2 + 6*([.I18]/[.E$2]^2)" office:value-type="float" office:value="-2.9669393247314" calcext:value-type="float">
            <text:p>-2.9669393247</text:p>
          </table:table-cell>
          <table:table-cell table:formula="of:=[.B18]^2 - [.E$2]^2" office:value-type="float" office:value="8944" calcext:value-type="float">
            <text:p>8944</text:p>
          </table:table-cell>
          <table:table-cell table:formula="of:=[.H$1]*([.D18]-[.C18]) + [.H$2]*([.F18]-[.E18]) + [.H$3]*([.H18]-[.G18])" office:value-type="float" office:value="-0.156120497745999" calcext:value-type="float">
            <text:p>-0.1561204977</text:p>
          </table:table-cell>
          <table:table-cell table:number-columns-repeated="3"/>
          <table:table-cell table:formula="of:=[.A18]" office:value-type="float" office:value="52" calcext:value-type="float">
            <text:p>52</text:p>
          </table:table-cell>
          <table:table-cell table:formula="of:=-[.J18]" office:value-type="float" office:value="0.156120497745999" calcext:value-type="float">
            <text:p>0.1561204977</text:p>
          </table:table-cell>
        </table:table-row>
        <table:table-row table:style-name="ro1">
          <table:table-cell table:formula="of:=[.A18]+4" office:value-type="float" office:value="56" calcext:value-type="float">
            <text:p>56</text:p>
          </table:table-cell>
          <table:table-cell table:formula="of:=[.B18]+4" office:value-type="float" office:value="116" calcext:value-type="float">
            <text:p>116</text:p>
          </table:table-cell>
          <table:table-cell table:formula="of:=LN([.E$1]^2/([.E$1]^2+[.I19])) - [.I19]/([.E$1]^2 + [.I19])" office:value-type="float" office:value="-1.53846329362887" calcext:value-type="float">
            <text:p>-1.5384632936</text:p>
          </table:table-cell>
          <table:table-cell table:formula="of:=LN([.E$2]^2/([.E$2]^2+[.I19])) - [.I19]/([.E$2]^2 + [.I19])" office:value-type="float" office:value="-2.05095261329766" calcext:value-type="float">
            <text:p>-2.0509526133</text:p>
          </table:table-cell>
          <table:table-cell table:formula="of:=-2*LN([.E$1]^2/([.E$1]^2 + [.I19])) + ([.I19]/([.E$1]^2+[.I19]^2))^2 - 2*[.I19]/[.E$1]^2" office:value-type="float" office:value="-1.21567182764612" calcext:value-type="float">
            <text:p>-1.2156718276</text:p>
          </table:table-cell>
          <table:table-cell table:formula="of:=-2*LN([.E$2]^2/([.E$2]^2 + [.I19])) + ([.I19]/([.E$2]^2+[.I19]^2))^2 - 2*[.I19]/[.E$2]^2" office:value-type="float" office:value="-2.83857302972492" calcext:value-type="float">
            <text:p>-2.8385730297</text:p>
          </table:table-cell>
          <table:table-cell table:formula="of:=6*LN([.E$1]^2 / ([.E$1]^2 +[.I19])) - ([.I19]/([.E$1]^2 + [.I19]))^3 - 1.5*([.I19]/([.E$1]^2 + [.I19]))^2 - 1.5*([.I19]/[.E$1]^2)^2 + 6*([.I19]/[.E$1]^2)" office:value-type="float" office:value="-0.684657412681279" calcext:value-type="float">
            <text:p>-0.6846574127</text:p>
          </table:table-cell>
          <table:table-cell table:formula="of:=6*LN([.E$2]^2 / ([.E$2]^2 +[.I19])) - ([.I19]/([.E$2]^2 + [.I19]))^3 - 1.5*([.I19]/([.E$2]^2 + [.I19]))^2 - 1.5*([.I19]/[.E$2]^2)^2 + 6*([.I19]/[.E$2]^2)" office:value-type="float" office:value="-3.92513632831016" calcext:value-type="float">
            <text:p>-3.9251363283</text:p>
          </table:table-cell>
          <table:table-cell table:formula="of:=[.B19]^2 - [.E$2]^2" office:value-type="float" office:value="9856" calcext:value-type="float">
            <text:p>9856</text:p>
          </table:table-cell>
          <table:table-cell table:formula="of:=[.H$1]*([.D19]-[.C19]) + [.H$2]*([.F19]-[.E19]) + [.H$3]*([.H19]-[.G19])" office:value-type="float" office:value="-0.15705097355016" calcext:value-type="float">
            <text:p>-0.1570509736</text:p>
          </table:table-cell>
          <table:table-cell table:number-columns-repeated="3"/>
          <table:table-cell table:formula="of:=[.A19]" office:value-type="float" office:value="56" calcext:value-type="float">
            <text:p>56</text:p>
          </table:table-cell>
          <table:table-cell table:formula="of:=-[.J19]" office:value-type="float" office:value="0.15705097355016" calcext:value-type="float">
            <text:p>0.1570509736</text:p>
          </table:table-cell>
        </table:table-row>
        <table:table-row table:style-name="ro1">
          <table:table-cell table:formula="of:=[.A19]+4" office:value-type="float" office:value="60" calcext:value-type="float">
            <text:p>60</text:p>
          </table:table-cell>
          <table:table-cell table:formula="of:=[.B19]+4" office:value-type="float" office:value="120" calcext:value-type="float">
            <text:p>120</text:p>
          </table:table-cell>
          <table:table-cell table:formula="of:=LN([.E$1]^2/([.E$1]^2+[.I20])) - [.I20]/([.E$1]^2 + [.I20])" office:value-type="float" office:value="-1.61651837019797" calcext:value-type="float">
            <text:p>-1.6165183702</text:p>
          </table:table-cell>
          <table:table-cell table:formula="of:=LN([.E$2]^2/([.E$2]^2+[.I20])) - [.I20]/([.E$2]^2 + [.I20])" office:value-type="float" office:value="-2.13629436111989" calcext:value-type="float">
            <text:p>-2.1362943611</text:p>
          </table:table-cell>
          <table:table-cell table:formula="of:=-2*LN([.E$1]^2/([.E$1]^2 + [.I20])) + ([.I20]/([.E$1]^2+[.I20]^2))^2 - 2*[.I20]/[.E$1]^2" office:value-type="float" office:value="-1.39777720451999" calcext:value-type="float">
            <text:p>-1.3977772045</text:p>
          </table:table-cell>
          <table:table-cell table:formula="of:=-2*LN([.E$2]^2/([.E$2]^2 + [.I20])) + ([.I20]/([.E$2]^2+[.I20]^2))^2 - 2*[.I20]/[.E$2]^2" office:value-type="float" office:value="-3.22741126918736" calcext:value-type="float">
            <text:p>-3.2274112692</text:p>
          </table:table-cell>
          <table:table-cell table:formula="of:=6*LN([.E$1]^2 / ([.E$1]^2 +[.I20])) - ([.I20]/([.E$1]^2 + [.I20]))^3 - 1.5*([.I20]/([.E$1]^2 + [.I20]))^2 - 1.5*([.I20]/[.E$1]^2)^2 + 6*([.I20]/[.E$1]^2)" office:value-type="float" office:value="-0.917116600539622" calcext:value-type="float">
            <text:p>-0.9171166005</text:p>
          </table:table-cell>
          <table:table-cell table:formula="of:=6*LN([.E$2]^2 / ([.E$2]^2 +[.I20])) - ([.I20]/([.E$2]^2 + [.I20]))^3 - 1.5*([.I20]/([.E$2]^2 + [.I20]))^2 - 1.5*([.I20]/[.E$2]^2)^2 + 6*([.I20]/[.E$2]^2)" office:value-type="float" office:value="-5.08339116671935" calcext:value-type="float">
            <text:p>-5.0833911667</text:p>
          </table:table-cell>
          <table:table-cell table:formula="of:=[.B20]^2 - [.E$2]^2" office:value-type="float" office:value="10800" calcext:value-type="float">
            <text:p>10800</text:p>
          </table:table-cell>
          <table:table-cell table:formula="of:=[.H$1]*([.D20]-[.C20]) + [.H$2]*([.F20]-[.E20]) + [.H$3]*([.H20]-[.G20])" office:value-type="float" office:value="-0.157989161440088" calcext:value-type="float">
            <text:p>-0.1579891614</text:p>
          </table:table-cell>
          <table:table-cell table:number-columns-repeated="3"/>
          <table:table-cell table:formula="of:=[.A20]" office:value-type="float" office:value="60" calcext:value-type="float">
            <text:p>60</text:p>
          </table:table-cell>
          <table:table-cell table:formula="of:=-[.J20]" office:value-type="float" office:value="0.157989161440088" calcext:value-type="float">
            <text:p>0.1579891614</text:p>
          </table:table-cell>
        </table:table-row>
        <table:table-row table:style-name="ro1">
          <table:table-cell table:formula="of:=[.A20]+4" office:value-type="float" office:value="64" calcext:value-type="float">
            <text:p>64</text:p>
          </table:table-cell>
          <table:table-cell table:formula="of:=[.B20]+4" office:value-type="float" office:value="124" calcext:value-type="float">
            <text:p>124</text:p>
          </table:table-cell>
          <table:table-cell table:formula="of:=LN([.E$1]^2/([.E$1]^2+[.I21])) - [.I21]/([.E$1]^2 + [.I21])" office:value-type="float" office:value="-1.69169137611678" calcext:value-type="float">
            <text:p>-1.6916913761</text:p>
          </table:table-cell>
          <table:table-cell table:formula="of:=LN([.E$2]^2/([.E$2]^2+[.I21])) - [.I21]/([.E$2]^2 + [.I21])" office:value-type="float" office:value="-2.21774289334235" calcext:value-type="float">
            <text:p>-2.2177428933</text:p>
          </table:table-cell>
          <table:table-cell table:formula="of:=-2*LN([.E$1]^2/([.E$1]^2 + [.I21])) + ([.I21]/([.E$1]^2+[.I21]^2))^2 - 2*[.I21]/[.E$1]^2" office:value-type="float" office:value="-1.59239188844329" calcext:value-type="float">
            <text:p>-1.5923918884</text:p>
          </table:table-cell>
          <table:table-cell table:formula="of:=-2*LN([.E$2]^2/([.E$2]^2 + [.I21])) + ([.I21]/([.E$2]^2+[.I21]^2))^2 - 2*[.I21]/[.E$2]^2" office:value-type="float" office:value="-3.6384742014797" calcext:value-type="float">
            <text:p>-3.6384742015</text:p>
          </table:table-cell>
          <table:table-cell table:formula="of:=6*LN([.E$1]^2 / ([.E$1]^2 +[.I21])) - ([.I21]/([.E$1]^2 + [.I21]))^3 - 1.5*([.I21]/([.E$1]^2 + [.I21]))^2 - 1.5*([.I21]/[.E$1]^2)^2 + 6*([.I21]/[.E$1]^2)" office:value-type="float" office:value="-1.20281716712811" calcext:value-type="float">
            <text:p>-1.2028171671</text:p>
          </table:table-cell>
          <table:table-cell table:formula="of:=6*LN([.E$2]^2 / ([.E$2]^2 +[.I21])) - ([.I21]/([.E$2]^2 + [.I21]))^3 - 1.5*([.I21]/([.E$2]^2 + [.I21]))^2 - 1.5*([.I21]/[.E$2]^2)^2 + 6*([.I21]/[.E$2]^2)" office:value-type="float" office:value="-6.46388629365753" calcext:value-type="float">
            <text:p>-6.4638862937</text:p>
          </table:table-cell>
          <table:table-cell table:formula="of:=[.B21]^2 - [.E$2]^2" office:value-type="float" office:value="11776" calcext:value-type="float">
            <text:p>11776</text:p>
          </table:table-cell>
          <table:table-cell table:formula="of:=[.H$1]*([.D21]-[.C21]) + [.H$2]*([.F21]-[.E21]) + [.H$3]*([.H21]-[.G21])" office:value-type="float" office:value="-0.159094009853659" calcext:value-type="float">
            <text:p>-0.1590940099</text:p>
          </table:table-cell>
          <table:table-cell table:number-columns-repeated="3"/>
          <table:table-cell table:formula="of:=[.A21]" office:value-type="float" office:value="64" calcext:value-type="float">
            <text:p>64</text:p>
          </table:table-cell>
          <table:table-cell table:formula="of:=-[.J21]" office:value-type="float" office:value="0.159094009853659" calcext:value-type="float">
            <text:p>0.1590940099</text:p>
          </table:table-cell>
        </table:table-row>
        <table:table-row table:style-name="ro1">
          <table:table-cell table:formula="of:=[.A21]+4" office:value-type="float" office:value="68" calcext:value-type="float">
            <text:p>68</text:p>
          </table:table-cell>
          <table:table-cell table:formula="of:=[.B21]+4" office:value-type="float" office:value="128" calcext:value-type="float">
            <text:p>128</text:p>
          </table:table-cell>
          <table:table-cell table:formula="of:=LN([.E$1]^2/([.E$1]^2+[.I22])) - [.I22]/([.E$1]^2 + [.I22])" office:value-type="float" office:value="-1.76416726513388" calcext:value-type="float">
            <text:p>-1.7641672651</text:p>
          </table:table-cell>
          <table:table-cell table:formula="of:=LN([.E$2]^2/([.E$2]^2+[.I22])) - [.I22]/([.E$2]^2 + [.I22])" office:value-type="float" office:value="-2.29564484089503" calcext:value-type="float">
            <text:p>-2.2956448409</text:p>
          </table:table-cell>
          <table:table-cell table:formula="of:=-2*LN([.E$1]^2/([.E$1]^2 + [.I22])) + ([.I22]/([.E$1]^2+[.I22]^2))^2 - 2*[.I22]/[.E$1]^2" office:value-type="float" office:value="-1.79944277804261" calcext:value-type="float">
            <text:p>-1.799442778</text:p>
          </table:table-cell>
          <table:table-cell table:formula="of:=-2*LN([.E$2]^2/([.E$2]^2 + [.I22])) + ([.I22]/([.E$2]^2+[.I22]^2))^2 - 2*[.I22]/[.E$2]^2" office:value-type="float" office:value="-4.07147940931362" calcext:value-type="float">
            <text:p>-4.0714794093</text:p>
          </table:table-cell>
          <table:table-cell table:formula="of:=6*LN([.E$1]^2 / ([.E$1]^2 +[.I22])) - ([.I22]/([.E$1]^2 + [.I22]))^3 - 1.5*([.I22]/([.E$1]^2 + [.I22]))^2 - 1.5*([.I22]/[.E$1]^2)^2 + 6*([.I22]/[.E$1]^2)" office:value-type="float" office:value="-1.54871755779666" calcext:value-type="float">
            <text:p>-1.5487175578</text:p>
          </table:table-cell>
          <table:table-cell table:formula="of:=6*LN([.E$2]^2 / ([.E$2]^2 +[.I22])) - ([.I22]/([.E$2]^2 + [.I22]))^3 - 1.5*([.I22]/([.E$2]^2 + [.I22]))^2 - 1.5*([.I22]/[.E$2]^2)^2 + 6*([.I22]/[.E$2]^2)" office:value-type="float" office:value="-8.08943814789354" calcext:value-type="float">
            <text:p>-8.0894381479</text:p>
          </table:table-cell>
          <table:table-cell table:formula="of:=[.B22]^2 - [.E$2]^2" office:value-type="float" office:value="12784" calcext:value-type="float">
            <text:p>12784</text:p>
          </table:table-cell>
          <table:table-cell table:formula="of:=[.H$1]*([.D22]-[.C22]) + [.H$2]*([.F22]-[.E22]) + [.H$3]*([.H22]-[.G22])" office:value-type="float" office:value="-0.160511603139994" calcext:value-type="float">
            <text:p>-0.1605116031</text:p>
          </table:table-cell>
          <table:table-cell table:number-columns-repeated="3"/>
          <table:table-cell table:formula="of:=[.A22]" office:value-type="float" office:value="68" calcext:value-type="float">
            <text:p>68</text:p>
          </table:table-cell>
          <table:table-cell table:formula="of:=-[.J22]" office:value-type="float" office:value="0.160511603139994" calcext:value-type="float">
            <text:p>0.1605116031</text:p>
          </table:table-cell>
        </table:table-row>
        <table:table-row table:style-name="ro1">
          <table:table-cell table:formula="of:=[.A22]+4" office:value-type="float" office:value="72" calcext:value-type="float">
            <text:p>72</text:p>
          </table:table-cell>
          <table:table-cell table:formula="of:=[.B22]+4" office:value-type="float" office:value="132" calcext:value-type="float">
            <text:p>132</text:p>
          </table:table-cell>
          <table:table-cell table:formula="of:=LN([.E$1]^2/([.E$1]^2+[.I23])) - [.I23]/([.E$1]^2 + [.I23])" office:value-type="float" office:value="-1.83411633139629" calcext:value-type="float">
            <text:p>-1.8341163314</text:p>
          </table:table-cell>
          <table:table-cell table:formula="of:=LN([.E$2]^2/([.E$2]^2+[.I23])) - [.I23]/([.E$2]^2 + [.I23])" office:value-type="float" office:value="-2.37030315048061" calcext:value-type="float">
            <text:p>-2.3703031505</text:p>
          </table:table-cell>
          <table:table-cell table:formula="of:=-2*LN([.E$1]^2/([.E$1]^2 + [.I23])) + ([.I23]/([.E$1]^2+[.I23]^2))^2 - 2*[.I23]/[.E$1]^2" office:value-type="float" office:value="-2.01885593956993" calcext:value-type="float">
            <text:p>-2.0188559396</text:p>
          </table:table-cell>
          <table:table-cell table:formula="of:=-2*LN([.E$2]^2/([.E$2]^2 + [.I23])) + ([.I23]/([.E$2]^2+[.I23]^2))^2 - 2*[.I23]/[.E$2]^2" office:value-type="float" office:value="-4.52617055331034" calcext:value-type="float">
            <text:p>-4.5261705533</text:p>
          </table:table-cell>
          <table:table-cell table:formula="of:=6*LN([.E$1]^2 / ([.E$1]^2 +[.I23])) - ([.I23]/([.E$1]^2 + [.I23]))^3 - 1.5*([.I23]/([.E$1]^2 + [.I23]))^2 - 1.5*([.I23]/[.E$1]^2)^2 + 6*([.I23]/[.E$1]^2)" office:value-type="float" office:value="-1.96205571788797" calcext:value-type="float">
            <text:p>-1.9620557179</text:p>
          </table:table-cell>
          <table:table-cell table:formula="of:=6*LN([.E$2]^2 / ([.E$2]^2 +[.I23])) - ([.I23]/([.E$2]^2 + [.I23]))^3 - 1.5*([.I23]/([.E$2]^2 + [.I23]))^2 - 1.5*([.I23]/[.E$2]^2)^2 + 6*([.I23]/[.E$2]^2)" office:value-type="float" office:value="-9.98349653204798" calcext:value-type="float">
            <text:p>-9.983496532</text:p>
          </table:table-cell>
          <table:table-cell table:formula="of:=[.B23]^2 - [.E$2]^2" office:value-type="float" office:value="13824" calcext:value-type="float">
            <text:p>13824</text:p>
          </table:table-cell>
          <table:table-cell table:formula="of:=[.H$1]*([.D23]-[.C23]) + [.H$2]*([.F23]-[.E23]) + [.H$3]*([.H23]-[.G23])" office:value-type="float" office:value="-0.162378134563298" calcext:value-type="float">
            <text:p>-0.1623781346</text:p>
          </table:table-cell>
          <table:table-cell table:number-columns-repeated="3"/>
          <table:table-cell table:formula="of:=[.A23]" office:value-type="float" office:value="72" calcext:value-type="float">
            <text:p>72</text:p>
          </table:table-cell>
          <table:table-cell table:formula="of:=-[.J23]" office:value-type="float" office:value="0.162378134563298" calcext:value-type="float">
            <text:p>0.1623781346</text:p>
          </table:table-cell>
        </table:table-row>
        <table:table-row table:style-name="ro1">
          <table:table-cell table:formula="of:=[.A23]+4" office:value-type="float" office:value="76" calcext:value-type="float">
            <text:p>76</text:p>
          </table:table-cell>
          <table:table-cell table:formula="of:=[.B23]+4" office:value-type="float" office:value="136" calcext:value-type="float">
            <text:p>136</text:p>
          </table:table-cell>
          <table:table-cell table:formula="of:=LN([.E$1]^2/([.E$1]^2+[.I24])) - [.I24]/([.E$1]^2 + [.I24])" office:value-type="float" office:value="-1.9016953509265" calcext:value-type="float">
            <text:p>-1.9016953509</text:p>
          </table:table-cell>
          <table:table-cell table:formula="of:=LN([.E$2]^2/([.E$2]^2+[.I24])) - [.I24]/([.E$2]^2 + [.I24])" office:value-type="float" office:value="-2.44198396882721" calcext:value-type="float">
            <text:p>-2.4419839688</text:p>
          </table:table-cell>
          <table:table-cell table:formula="of:=-2*LN([.E$1]^2/([.E$1]^2 + [.I24])) + ([.I24]/([.E$1]^2+[.I24]^2))^2 - 2*[.I24]/[.E$1]^2" office:value-type="float" office:value="-2.25055745291928" calcext:value-type="float">
            <text:p>-2.2505574529</text:p>
          </table:table-cell>
          <table:table-cell table:formula="of:=-2*LN([.E$2]^2/([.E$2]^2 + [.I24])) + ([.I24]/([.E$2]^2+[.I24]^2))^2 - 2*[.I24]/[.E$2]^2" office:value-type="float" office:value="-5.00231425699318" calcext:value-type="float">
            <text:p>-5.002314257</text:p>
          </table:table-cell>
          <table:table-cell table:formula="of:=6*LN([.E$1]^2 / ([.E$1]^2 +[.I24])) - ([.I24]/([.E$1]^2 + [.I24]))^3 - 1.5*([.I24]/([.E$1]^2 + [.I24]))^2 - 1.5*([.I24]/[.E$1]^2)^2 + 6*([.I24]/[.E$1]^2)" office:value-type="float" office:value="-2.45033546262187" calcext:value-type="float">
            <text:p>-2.4503354626</text:p>
          </table:table-cell>
          <table:table-cell table:formula="of:=6*LN([.E$2]^2 / ([.E$2]^2 +[.I24])) - ([.I24]/([.E$2]^2 + [.I24]))^3 - 1.5*([.I24]/([.E$2]^2 + [.I24]))^2 - 1.5*([.I24]/[.E$2]^2)^2 + 6*([.I24]/[.E$2]^2)" office:value-type="float" office:value="-12.1701465117191" calcext:value-type="float">
            <text:p>-12.1701465117</text:p>
          </table:table-cell>
          <table:table-cell table:formula="of:=[.B24]^2 - [.E$2]^2" office:value-type="float" office:value="14896" calcext:value-type="float">
            <text:p>14896</text:p>
          </table:table-cell>
          <table:table-cell table:formula="of:=[.H$1]*([.D24]-[.C24]) + [.H$2]*([.F24]-[.E24]) + [.H$3]*([.H24]-[.G24])" office:value-type="float" office:value="-0.164822248796161" calcext:value-type="float">
            <text:p>-0.1648222488</text:p>
          </table:table-cell>
          <table:table-cell table:number-columns-repeated="3"/>
          <table:table-cell table:formula="of:=[.A24]" office:value-type="float" office:value="76" calcext:value-type="float">
            <text:p>76</text:p>
          </table:table-cell>
          <table:table-cell table:formula="of:=-[.J24]" office:value-type="float" office:value="0.164822248796161" calcext:value-type="float">
            <text:p>0.1648222488</text:p>
          </table:table-cell>
        </table:table-row>
        <table:table-row table:style-name="ro1">
          <table:table-cell table:formula="of:=[.A24]+4" office:value-type="float" office:value="80" calcext:value-type="float">
            <text:p>80</text:p>
          </table:table-cell>
          <table:table-cell table:formula="of:=[.B24]+4" office:value-type="float" office:value="140" calcext:value-type="float">
            <text:p>140</text:p>
          </table:table-cell>
          <table:table-cell table:formula="of:=LN([.E$1]^2/([.E$1]^2+[.I25])) - [.I25]/([.E$1]^2 + [.I25])" office:value-type="float" office:value="-1.96704868278108" calcext:value-type="float">
            <text:p>-1.9670486828</text:p>
          </table:table-cell>
          <table:table-cell table:formula="of:=LN([.E$2]^2/([.E$2]^2+[.I25])) - [.I25]/([.E$2]^2 + [.I25])" office:value-type="float" office:value="-2.51092225138665" calcext:value-type="float">
            <text:p>-2.5109222514</text:p>
          </table:table-cell>
          <table:table-cell table:formula="of:=-2*LN([.E$1]^2/([.E$1]^2 + [.I25])) + ([.I25]/([.E$1]^2+[.I25]^2))^2 - 2*[.I25]/[.E$1]^2" office:value-type="float" office:value="-2.49447405910321" calcext:value-type="float">
            <text:p>-2.4944740591</text:p>
          </table:table-cell>
          <table:table-cell table:formula="of:=-2*LN([.E$2]^2/([.E$2]^2 + [.I25])) + ([.I25]/([.E$2]^2+[.I25]^2))^2 - 2*[.I25]/[.E$2]^2" office:value-type="float" office:value="-5.49969744343393" calcext:value-type="float">
            <text:p>-5.4996974434</text:p>
          </table:table-cell>
          <table:table-cell table:formula="of:=6*LN([.E$1]^2 / ([.E$1]^2 +[.I25])) - ([.I25]/([.E$1]^2 + [.I25]))^3 - 1.5*([.I25]/([.E$1]^2 + [.I25]))^2 - 1.5*([.I25]/[.E$1]^2)^2 + 6*([.I25]/[.E$1]^2)" office:value-type="float" office:value="-3.02131542030165" calcext:value-type="float">
            <text:p>-3.0213154203</text:p>
          </table:table-cell>
          <table:table-cell table:formula="of:=6*LN([.E$2]^2 / ([.E$2]^2 +[.I25])) - ([.I25]/([.E$2]^2 + [.I25]))^3 - 1.5*([.I25]/([.E$2]^2 + [.I25]))^2 - 1.5*([.I25]/[.E$2]^2)^2 + 6*([.I25]/[.E$2]^2)" office:value-type="float" office:value="-14.6741118186296" calcext:value-type="float">
            <text:p>-14.6741118186</text:p>
          </table:table-cell>
          <table:table-cell table:formula="of:=[.B25]^2 - [.E$2]^2" office:value-type="float" office:value="16000" calcext:value-type="float">
            <text:p>16000</text:p>
          </table:table-cell>
          <table:table-cell table:formula="of:=[.H$1]*([.D25]-[.C25]) + [.H$2]*([.F25]-[.E25]) + [.H$3]*([.H25]-[.G25])" office:value-type="float" office:value="-0.167966898167265" calcext:value-type="float">
            <text:p>-0.1679668982</text:p>
          </table:table-cell>
          <table:table-cell table:number-columns-repeated="3"/>
          <table:table-cell table:formula="of:=[.A25]" office:value-type="float" office:value="80" calcext:value-type="float">
            <text:p>80</text:p>
          </table:table-cell>
          <table:table-cell table:formula="of:=-[.J25]" office:value-type="float" office:value="0.167966898167265" calcext:value-type="float">
            <text:p>0.1679668982</text:p>
          </table:table-cell>
        </table:table-row>
        <table:table-row table:style-name="ro1">
          <table:table-cell table:formula="of:=[.A25]+4" office:value-type="float" office:value="84" calcext:value-type="float">
            <text:p>84</text:p>
          </table:table-cell>
          <table:table-cell table:formula="of:=[.B25]+4" office:value-type="float" office:value="144" calcext:value-type="float">
            <text:p>144</text:p>
          </table:table-cell>
          <table:table-cell table:formula="of:=LN([.E$1]^2/([.E$1]^2+[.I26])) - [.I26]/([.E$1]^2 + [.I26])" office:value-type="float" office:value="-2.03030931217462" calcext:value-type="float">
            <text:p>-2.0303093122</text:p>
          </table:table-cell>
          <table:table-cell table:formula="of:=LN([.E$2]^2/([.E$2]^2+[.I26])) - [.I26]/([.E$2]^2 + [.I26])" office:value-type="float" office:value="-2.57732636359669" calcext:value-type="float">
            <text:p>-2.5773263636</text:p>
          </table:table-cell>
          <table:table-cell table:formula="of:=-2*LN([.E$1]^2/([.E$1]^2 + [.I26])) + ([.I26]/([.E$1]^2+[.I26]^2))^2 - 2*[.I26]/[.E$1]^2" office:value-type="float" office:value="-2.75053364960774" calcext:value-type="float">
            <text:p>-2.7505336496</text:p>
          </table:table-cell>
          <table:table-cell table:formula="of:=-2*LN([.E$2]^2/([.E$2]^2 + [.I26])) + ([.I26]/([.E$2]^2+[.I26]^2))^2 - 2*[.I26]/[.E$2]^2" office:value-type="float" office:value="-6.01812504717898" calcext:value-type="float">
            <text:p>-6.0181250472</text:p>
          </table:table-cell>
          <table:table-cell table:formula="of:=6*LN([.E$1]^2 / ([.E$1]^2 +[.I26])) - ([.I26]/([.E$1]^2 + [.I26]))^3 - 1.5*([.I26]/([.E$1]^2 + [.I26]))^2 - 1.5*([.I26]/[.E$1]^2)^2 + 6*([.I26]/[.E$1]^2)" office:value-type="float" office:value="-3.68300013304576" calcext:value-type="float">
            <text:p>-3.683000133</text:p>
          </table:table-cell>
          <table:table-cell table:formula="of:=6*LN([.E$2]^2 / ([.E$2]^2 +[.I26])) - ([.I26]/([.E$2]^2 + [.I26]))^3 - 1.5*([.I26]/([.E$2]^2 + [.I26]))^2 - 1.5*([.I26]/[.E$2]^2)^2 + 6*([.I26]/[.E$2]^2)" office:value-type="float" office:value="-17.5207590812501" calcext:value-type="float">
            <text:p>-17.5207590813</text:p>
          </table:table-cell>
          <table:table-cell table:formula="of:=[.B26]^2 - [.E$2]^2" office:value-type="float" office:value="17136" calcext:value-type="float">
            <text:p>17136</text:p>
          </table:table-cell>
          <table:table-cell table:formula="of:=[.H$1]*([.D26]-[.C26]) + [.H$2]*([.F26]-[.E26]) + [.H$3]*([.H26]-[.G26])" office:value-type="float" office:value="-0.171930821596743" calcext:value-type="float">
            <text:p>-0.1719308216</text:p>
          </table:table-cell>
          <table:table-cell table:number-columns-repeated="3"/>
          <table:table-cell table:formula="of:=[.A26]" office:value-type="float" office:value="84" calcext:value-type="float">
            <text:p>84</text:p>
          </table:table-cell>
          <table:table-cell table:formula="of:=-[.J26]" office:value-type="float" office:value="0.171930821596743" calcext:value-type="float">
            <text:p>0.1719308216</text:p>
          </table:table-cell>
        </table:table-row>
        <table:table-row table:style-name="ro1">
          <table:table-cell table:formula="of:=[.A26]+4" office:value-type="float" office:value="88" calcext:value-type="float">
            <text:p>88</text:p>
          </table:table-cell>
          <table:table-cell table:formula="of:=[.B26]+4" office:value-type="float" office:value="148" calcext:value-type="float">
            <text:p>148</text:p>
          </table:table-cell>
          <table:table-cell table:formula="of:=LN([.E$1]^2/([.E$1]^2+[.I27])) - [.I27]/([.E$1]^2 + [.I27])" office:value-type="float" office:value="-2.09159982596379" calcext:value-type="float">
            <text:p>-2.091599826</text:p>
          </table:table-cell>
          <table:table-cell table:formula="of:=LN([.E$2]^2/([.E$2]^2+[.I27])) - [.I27]/([.E$2]^2 + [.I27])" office:value-type="float" office:value="-2.64138188035211" calcext:value-type="float">
            <text:p>-2.6413818804</text:p>
          </table:table-cell>
          <table:table-cell table:formula="of:=-2*LN([.E$1]^2/([.E$1]^2 + [.I27])) + ([.I27]/([.E$1]^2+[.I27]^2))^2 - 2*[.I27]/[.E$1]^2" office:value-type="float" office:value="-3.01866563006188" calcext:value-type="float">
            <text:p>-3.0186656301</text:p>
          </table:table-cell>
          <table:table-cell table:formula="of:=-2*LN([.E$2]^2/([.E$2]^2 + [.I27])) + ([.I27]/([.E$2]^2+[.I27]^2))^2 - 2*[.I27]/[.E$2]^2" office:value-type="float" office:value="-6.55741803973615" calcext:value-type="float">
            <text:p>-6.5574180397</text:p>
          </table:table-cell>
          <table:table-cell table:formula="of:=6*LN([.E$1]^2 / ([.E$1]^2 +[.I27])) - ([.I27]/([.E$1]^2 + [.I27]))^3 - 1.5*([.I27]/([.E$1]^2 + [.I27]))^2 - 1.5*([.I27]/[.E$1]^2)^2 + 6*([.I27]/[.E$1]^2)" office:value-type="float" office:value="-4.4436329488085" calcext:value-type="float">
            <text:p>-4.4436329488</text:p>
          </table:table-cell>
          <table:table-cell table:formula="of:=6*LN([.E$2]^2 / ([.E$2]^2 +[.I27])) - ([.I27]/([.E$2]^2 + [.I27]))^3 - 1.5*([.I27]/([.E$2]^2 + [.I27]))^2 - 1.5*([.I27]/[.E$2]^2)^2 + 6*([.I27]/[.E$2]^2)" office:value-type="float" office:value="-20.7361024377509" calcext:value-type="float">
            <text:p>-20.7361024378</text:p>
          </table:table-cell>
          <table:table-cell table:formula="of:=[.B27]^2 - [.E$2]^2" office:value-type="float" office:value="18304" calcext:value-type="float">
            <text:p>18304</text:p>
          </table:table-cell>
          <table:table-cell table:formula="of:=[.H$1]*([.D27]-[.C27]) + [.H$2]*([.F27]-[.E27]) + [.H$3]*([.H27]-[.G27])" office:value-type="float" office:value="-0.176829729031654" calcext:value-type="float">
            <text:p>-0.176829729</text:p>
          </table:table-cell>
          <table:table-cell table:number-columns-repeated="3"/>
          <table:table-cell table:formula="of:=[.A27]" office:value-type="float" office:value="88" calcext:value-type="float">
            <text:p>88</text:p>
          </table:table-cell>
          <table:table-cell table:formula="of:=-[.J27]" office:value-type="float" office:value="0.176829729031654" calcext:value-type="float">
            <text:p>0.176829729</text:p>
          </table:table-cell>
        </table:table-row>
        <table:table-row table:style-name="ro1">
          <table:table-cell table:formula="of:=[.A27]+4" office:value-type="float" office:value="92" calcext:value-type="float">
            <text:p>92</text:p>
          </table:table-cell>
          <table:table-cell table:formula="of:=[.B27]+4" office:value-type="float" office:value="152" calcext:value-type="float">
            <text:p>152</text:p>
          </table:table-cell>
          <table:table-cell table:formula="of:=LN([.E$1]^2/([.E$1]^2+[.I28])) - [.I28]/([.E$1]^2 + [.I28])" office:value-type="float" office:value="-2.15103331639053" calcext:value-type="float">
            <text:p>-2.1510333164</text:p>
          </table:table-cell>
          <table:table-cell table:formula="of:=LN([.E$2]^2/([.E$2]^2+[.I28])) - [.I28]/([.E$2]^2 + [.I28])" office:value-type="float" office:value="-2.70325474273312" calcext:value-type="float">
            <text:p>-2.7032547427</text:p>
          </table:table-cell>
          <table:table-cell table:formula="of:=-2*LN([.E$1]^2/([.E$1]^2 + [.I28])) + ([.I28]/([.E$1]^2+[.I28]^2))^2 - 2*[.I28]/[.E$1]^2" office:value-type="float" office:value="-3.29880118423201" calcext:value-type="float">
            <text:p>-3.2988011842</text:p>
          </table:table-cell>
          <table:table-cell table:formula="of:=-2*LN([.E$2]^2/([.E$2]^2 + [.I28])) + ([.I28]/([.E$2]^2+[.I28]^2))^2 - 2*[.I28]/[.E$2]^2" office:value-type="float" office:value="-7.11741171843013" calcext:value-type="float">
            <text:p>-7.1174117184</text:p>
          </table:table-cell>
          <table:table-cell table:formula="of:=6*LN([.E$1]^2 / ([.E$1]^2 +[.I28])) - ([.I28]/([.E$1]^2 + [.I28]))^3 - 1.5*([.I28]/([.E$1]^2 + [.I28]))^2 - 1.5*([.I28]/[.E$1]^2)^2 + 6*([.I28]/[.E$1]^2)" office:value-type="float" office:value="-5.31169038894285" calcext:value-type="float">
            <text:p>-5.3116903889</text:p>
          </table:table-cell>
          <table:table-cell table:formula="of:=6*LN([.E$2]^2 / ([.E$2]^2 +[.I28])) - ([.I28]/([.E$2]^2 + [.I28]))^3 - 1.5*([.I28]/([.E$2]^2 + [.I28]))^2 - 1.5*([.I28]/[.E$2]^2)^2 + 6*([.I28]/[.E$2]^2)" office:value-type="float" office:value="-24.3468082433248" calcext:value-type="float">
            <text:p>-24.3468082433</text:p>
          </table:table-cell>
          <table:table-cell table:formula="of:=[.B28]^2 - [.E$2]^2" office:value-type="float" office:value="19504" calcext:value-type="float">
            <text:p>19504</text:p>
          </table:table-cell>
          <table:table-cell table:formula="of:=[.H$1]*([.D28]-[.C28]) + [.H$2]*([.F28]-[.E28]) + [.H$3]*([.H28]-[.G28])" office:value-type="float" office:value="-0.182777254737553" calcext:value-type="float">
            <text:p>-0.1827772547</text:p>
          </table:table-cell>
          <table:table-cell table:number-columns-repeated="3"/>
          <table:table-cell table:formula="of:=[.A28]" office:value-type="float" office:value="92" calcext:value-type="float">
            <text:p>92</text:p>
          </table:table-cell>
          <table:table-cell table:formula="of:=-[.J28]" office:value-type="float" office:value="0.182777254737553" calcext:value-type="float">
            <text:p>0.1827772547</text:p>
          </table:table-cell>
        </table:table-row>
        <table:table-row table:style-name="ro1">
          <table:table-cell table:formula="of:=[.A28]+4" office:value-type="float" office:value="96" calcext:value-type="float">
            <text:p>96</text:p>
          </table:table-cell>
          <table:table-cell table:formula="of:=[.B28]+4" office:value-type="float" office:value="156" calcext:value-type="float">
            <text:p>156</text:p>
          </table:table-cell>
          <table:table-cell table:formula="of:=LN([.E$1]^2/([.E$1]^2+[.I29])) - [.I29]/([.E$1]^2 + [.I29])" office:value-type="float" office:value="-2.20871421264009" calcext:value-type="float">
            <text:p>-2.2087142126</text:p>
          </table:table-cell>
          <table:table-cell table:formula="of:=LN([.E$2]^2/([.E$2]^2+[.I29])) - [.I29]/([.E$2]^2 + [.I29])" office:value-type="float" office:value="-2.76309389597203" calcext:value-type="float">
            <text:p>-2.763093896</text:p>
          </table:table-cell>
          <table:table-cell table:formula="of:=-2*LN([.E$1]^2/([.E$1]^2 + [.I29])) + ([.I29]/([.E$1]^2+[.I29]^2))^2 - 2*[.I29]/[.E$1]^2" office:value-type="float" office:value="-3.59087345918666" calcext:value-type="float">
            <text:p>-3.5908734592</text:p>
          </table:table-cell>
          <table:table-cell table:formula="of:=-2*LN([.E$2]^2/([.E$2]^2 + [.I29])) + ([.I29]/([.E$2]^2+[.I29]^2))^2 - 2*[.I29]/[.E$2]^2" office:value-type="float" office:value="-7.69795421756461" calcext:value-type="float">
            <text:p>-7.6979542176</text:p>
          </table:table-cell>
          <table:table-cell table:formula="of:=6*LN([.E$1]^2 / ([.E$1]^2 +[.I29])) - ([.I29]/([.E$1]^2 + [.I29]))^3 - 1.5*([.I29]/([.E$1]^2 + [.I29]))^2 - 1.5*([.I29]/[.E$1]^2)^2 + 6*([.I29]/[.E$1]^2)" office:value-type="float" office:value="-6.29587772329719" calcext:value-type="float">
            <text:p>-6.2958777233</text:p>
          </table:table-cell>
          <table:table-cell table:formula="of:=6*LN([.E$2]^2 / ([.E$2]^2 +[.I29])) - ([.I29]/([.E$2]^2 + [.I29]))^3 - 1.5*([.I29]/([.E$2]^2 + [.I29]))^2 - 1.5*([.I29]/[.E$2]^2)^2 + 6*([.I29]/[.E$2]^2)" office:value-type="float" office:value="-28.3801996903414" calcext:value-type="float">
            <text:p>-28.3801996903</text:p>
          </table:table-cell>
          <table:table-cell table:formula="of:=[.B29]^2 - [.E$2]^2" office:value-type="float" office:value="20736" calcext:value-type="float">
            <text:p>20736</text:p>
          </table:table-cell>
          <table:table-cell table:formula="of:=[.H$1]*([.D29]-[.C29]) + [.H$2]*([.F29]-[.E29]) + [.H$3]*([.H29]-[.G29])" office:value-type="float" office:value="-0.189885728208318" calcext:value-type="float">
            <text:p>-0.1898857282</text:p>
          </table:table-cell>
          <table:table-cell table:number-columns-repeated="3"/>
          <table:table-cell table:formula="of:=[.A29]" office:value-type="float" office:value="96" calcext:value-type="float">
            <text:p>96</text:p>
          </table:table-cell>
          <table:table-cell table:formula="of:=-[.J29]" office:value-type="float" office:value="0.189885728208318" calcext:value-type="float">
            <text:p>0.1898857282</text:p>
          </table:table-cell>
        </table:table-row>
        <table:table-row table:style-name="ro1">
          <table:table-cell table:formula="of:=[.A29]+4" office:value-type="float" office:value="100" calcext:value-type="float">
            <text:p>100</text:p>
          </table:table-cell>
          <table:table-cell table:formula="of:=[.B29]+4" office:value-type="float" office:value="160" calcext:value-type="float">
            <text:p>160</text:p>
          </table:table-cell>
          <table:table-cell table:formula="of:=LN([.E$1]^2/([.E$1]^2+[.I30])) - [.I30]/([.E$1]^2 + [.I30])" office:value-type="float" office:value="-2.26473904212548" calcext:value-type="float">
            <text:p>-2.2647390421</text:p>
          </table:table-cell>
          <table:table-cell table:formula="of:=LN([.E$2]^2/([.E$2]^2+[.I30])) - [.I30]/([.E$2]^2 + [.I30])" office:value-type="float" office:value="-2.82103350602345" calcext:value-type="float">
            <text:p>-2.821033506</text:p>
          </table:table-cell>
          <table:table-cell table:formula="of:=-2*LN([.E$1]^2/([.E$1]^2 + [.I30])) + ([.I30]/([.E$1]^2+[.I30]^2))^2 - 2*[.I30]/[.E$1]^2" office:value-type="float" office:value="-3.89481768833087" calcext:value-type="float">
            <text:p>-3.8948176883</text:p>
          </table:table-cell>
          <table:table-cell table:formula="of:=-2*LN([.E$2]^2/([.E$2]^2 + [.I30])) + ([.I30]/([.E$2]^2+[.I30]^2))^2 - 2*[.I30]/[.E$2]^2" office:value-type="float" office:value="-8.29890520810923" calcext:value-type="float">
            <text:p>-8.2989052081</text:p>
          </table:table-cell>
          <table:table-cell table:formula="of:=6*LN([.E$1]^2 / ([.E$1]^2 +[.I30])) - ([.I30]/([.E$1]^2 + [.I30]))^3 - 1.5*([.I30]/([.E$1]^2 + [.I30]))^2 - 1.5*([.I30]/[.E$1]^2)^2 + 6*([.I30]/[.E$1]^2)" office:value-type="float" office:value="-7.40512552800181" calcext:value-type="float">
            <text:p>-7.405125528</text:p>
          </table:table-cell>
          <table:table-cell table:formula="of:=6*LN([.E$2]^2 / ([.E$2]^2 +[.I30])) - ([.I30]/([.E$2]^2 + [.I30]))^3 - 1.5*([.I30]/([.E$2]^2 + [.I30]))^2 - 1.5*([.I30]/[.E$2]^2)^2 + 6*([.I30]/[.E$2]^2)" office:value-type="float" office:value="-32.8642612314984" calcext:value-type="float">
            <text:p>-32.8642612315</text:p>
          </table:table-cell>
          <table:table-cell table:formula="of:=[.B30]^2 - [.E$2]^2" office:value-type="float" office:value="22000" calcext:value-type="float">
            <text:p>22000</text:p>
          </table:table-cell>
          <table:table-cell table:formula="of:=[.H$1]*([.D30]-[.C30]) + [.H$2]*([.F30]-[.E30]) + [.H$3]*([.H30]-[.G30])" office:value-type="float" office:value="-0.198266800438298" calcext:value-type="float">
            <text:p>-0.1982668004</text:p>
          </table:table-cell>
          <table:table-cell table:number-columns-repeated="3"/>
          <table:table-cell table:formula="of:=[.A30]" office:value-type="float" office:value="100" calcext:value-type="float">
            <text:p>100</text:p>
          </table:table-cell>
          <table:table-cell table:formula="of:=-[.J30]" office:value-type="float" office:value="0.198266800438298" calcext:value-type="float">
            <text:p>0.1982668004</text:p>
          </table:table-cell>
        </table:table-row>
        <table:table-row table:style-name="ro1">
          <table:table-cell table:formula="of:=[.A30]+4" office:value-type="float" office:value="104" calcext:value-type="float">
            <text:p>104</text:p>
          </table:table-cell>
          <table:table-cell table:formula="of:=[.B30]+4" office:value-type="float" office:value="164" calcext:value-type="float">
            <text:p>164</text:p>
          </table:table-cell>
          <table:table-cell table:formula="of:=LN([.E$1]^2/([.E$1]^2+[.I31])) - [.I31]/([.E$1]^2 + [.I31])" office:value-type="float" office:value="-2.31919712485885" calcext:value-type="float">
            <text:p>-2.3191971249</text:p>
          </table:table-cell>
          <table:table-cell table:formula="of:=LN([.E$2]^2/([.E$2]^2+[.I31])) - [.I31]/([.E$2]^2 + [.I31])" office:value-type="float" office:value="-2.87719483173959" calcext:value-type="float">
            <text:p>-2.8771948317</text:p>
          </table:table-cell>
          <table:table-cell table:formula="of:=-2*LN([.E$1]^2/([.E$1]^2 + [.I31])) + ([.I31]/([.E$1]^2+[.I31]^2))^2 - 2*[.I31]/[.E$1]^2" office:value-type="float" office:value="-4.21057126568109" calcext:value-type="float">
            <text:p>-4.2105712657</text:p>
          </table:table-cell>
          <table:table-cell table:formula="of:=-2*LN([.E$2]^2/([.E$2]^2 + [.I31])) + ([.I31]/([.E$2]^2+[.I31]^2))^2 - 2*[.I31]/[.E$2]^2" office:value-type="float" office:value="-8.92013475797123" calcext:value-type="float">
            <text:p>-8.920134758</text:p>
          </table:table-cell>
          <table:table-cell table:formula="of:=6*LN([.E$1]^2 / ([.E$1]^2 +[.I31])) - ([.I31]/([.E$1]^2 + [.I31]))^3 - 1.5*([.I31]/([.E$1]^2 + [.I31]))^2 - 1.5*([.I31]/[.E$1]^2)^2 + 6*([.I31]/[.E$1]^2)" office:value-type="float" office:value="-8.6485870389969" calcext:value-type="float">
            <text:p>-8.648587039</text:p>
          </table:table-cell>
          <table:table-cell table:formula="of:=6*LN([.E$2]^2 / ([.E$2]^2 +[.I31])) - ([.I31]/([.E$2]^2 + [.I31]))^3 - 1.5*([.I31]/([.E$2]^2 + [.I31]))^2 - 1.5*([.I31]/[.E$2]^2)^2 + 6*([.I31]/[.E$2]^2)" office:value-type="float" office:value="-37.8276427440937" calcext:value-type="float">
            <text:p>-37.8276427441</text:p>
          </table:table-cell>
          <table:table-cell table:formula="of:=[.B31]^2 - [.E$2]^2" office:value-type="float" office:value="23296" calcext:value-type="float">
            <text:p>23296</text:p>
          </table:table-cell>
          <table:table-cell table:formula="of:=[.H$1]*([.D31]-[.C31]) + [.H$2]*([.F31]-[.E31]) + [.H$3]*([.H31]-[.G31])" office:value-type="float" office:value="-0.208031954931005" calcext:value-type="float">
            <text:p>-0.2080319549</text:p>
          </table:table-cell>
          <table:table-cell table:number-columns-repeated="3"/>
          <table:table-cell table:formula="of:=[.A31]" office:value-type="float" office:value="104" calcext:value-type="float">
            <text:p>104</text:p>
          </table:table-cell>
          <table:table-cell table:formula="of:=-[.J31]" office:value-type="float" office:value="0.208031954931005" calcext:value-type="float">
            <text:p>0.2080319549</text:p>
          </table:table-cell>
        </table:table-row>
        <table:table-row table:style-name="ro1">
          <table:table-cell table:formula="of:=[.A31]+4" office:value-type="float" office:value="108" calcext:value-type="float">
            <text:p>108</text:p>
          </table:table-cell>
          <table:table-cell table:formula="of:=[.B31]+4" office:value-type="float" office:value="168" calcext:value-type="float">
            <text:p>168</text:p>
          </table:table-cell>
          <table:table-cell table:formula="of:=LN([.E$1]^2/([.E$1]^2+[.I32])) - [.I32]/([.E$1]^2 + [.I32])" office:value-type="float" office:value="-2.37217120509186" calcext:value-type="float">
            <text:p>-2.3721712051</text:p>
          </table:table-cell>
          <table:table-cell table:formula="of:=LN([.E$2]^2/([.E$2]^2+[.I32])) - [.I32]/([.E$2]^2 + [.I32])" office:value-type="float" office:value="-2.93168781395415" calcext:value-type="float">
            <text:p>-2.931687814</text:p>
          </table:table-cell>
          <table:table-cell table:formula="of:=-2*LN([.E$1]^2/([.E$1]^2 + [.I32])) + ([.I32]/([.E$1]^2+[.I32]^2))^2 - 2*[.I32]/[.E$1]^2" office:value-type="float" office:value="-4.53807378208146" calcext:value-type="float">
            <text:p>-4.5380737821</text:p>
          </table:table-cell>
          <table:table-cell table:formula="of:=-2*LN([.E$2]^2/([.E$2]^2 + [.I32])) + ([.I32]/([.E$2]^2+[.I32]^2))^2 - 2*[.I32]/[.E$2]^2" office:value-type="float" office:value="-9.56152232962615" calcext:value-type="float">
            <text:p>-9.5615223296</text:p>
          </table:table-cell>
          <table:table-cell table:formula="of:=6*LN([.E$1]^2 / ([.E$1]^2 +[.I32])) - ([.I32]/([.E$1]^2 + [.I32]))^3 - 1.5*([.I32]/([.E$1]^2 + [.I32]))^2 - 1.5*([.I32]/[.E$1]^2)^2 + 6*([.I32]/[.E$1]^2)" office:value-type="float" office:value="-10.0356361469502" calcext:value-type="float">
            <text:p>-10.035636147</text:p>
          </table:table-cell>
          <table:table-cell table:formula="of:=6*LN([.E$2]^2 / ([.E$2]^2 +[.I32])) - ([.I32]/([.E$2]^2 + [.I32]))^3 - 1.5*([.I32]/([.E$2]^2 + [.I32]))^2 - 1.5*([.I32]/[.E$2]^2)^2 + 6*([.I32]/[.E$2]^2)" office:value-type="float" office:value="-43.2996634052848" calcext:value-type="float">
            <text:p>-43.2996634053</text:p>
          </table:table-cell>
          <table:table-cell table:formula="of:=[.B32]^2 - [.E$2]^2" office:value-type="float" office:value="24624" calcext:value-type="float">
            <text:p>24624</text:p>
          </table:table-cell>
          <table:table-cell table:formula="of:=[.H$1]*([.D32]-[.C32]) + [.H$2]*([.F32]-[.E32]) + [.H$3]*([.H32]-[.G32])" office:value-type="float" office:value="-0.219292926423422" calcext:value-type="float">
            <text:p>-0.2192929264</text:p>
          </table:table-cell>
          <table:table-cell table:number-columns-repeated="3"/>
          <table:table-cell table:formula="of:=[.A32]" office:value-type="float" office:value="108" calcext:value-type="float">
            <text:p>108</text:p>
          </table:table-cell>
          <table:table-cell table:formula="of:=-[.J32]" office:value-type="float" office:value="0.219292926423422" calcext:value-type="float">
            <text:p>0.2192929264</text:p>
          </table:table-cell>
        </table:table-row>
        <table:table-row table:style-name="ro1">
          <table:table-cell table:formula="of:=[.A32]+4" office:value-type="float" office:value="112" calcext:value-type="float">
            <text:p>112</text:p>
          </table:table-cell>
          <table:table-cell table:formula="of:=[.B32]+4" office:value-type="float" office:value="172" calcext:value-type="float">
            <text:p>172</text:p>
          </table:table-cell>
          <table:table-cell table:formula="of:=LN([.E$1]^2/([.E$1]^2+[.I33])) - [.I33]/([.E$1]^2 + [.I33])" office:value-type="float" office:value="-2.42373802480135" calcext:value-type="float">
            <text:p>-2.4237380248</text:p>
          </table:table-cell>
          <table:table-cell table:formula="of:=LN([.E$2]^2/([.E$2]^2+[.I33])) - [.I33]/([.E$2]^2 + [.I33])" office:value-type="float" office:value="-2.98461243058887" calcext:value-type="float">
            <text:p>-2.9846124306</text:p>
          </table:table-cell>
          <table:table-cell table:formula="of:=-2*LN([.E$1]^2/([.E$1]^2 + [.I33])) + ([.I33]/([.E$1]^2+[.I33]^2))^2 - 2*[.I33]/[.E$1]^2" office:value-type="float" office:value="-4.87726703192017" calcext:value-type="float">
            <text:p>-4.8772670319</text:p>
          </table:table-cell>
          <table:table-cell table:formula="of:=-2*LN([.E$2]^2/([.E$2]^2 + [.I33])) + ([.I33]/([.E$2]^2+[.I33]^2))^2 - 2*[.I33]/[.E$2]^2" office:value-type="float" office:value="-10.2229558957091" calcext:value-type="float">
            <text:p>-10.2229558957</text:p>
          </table:table-cell>
          <table:table-cell table:formula="of:=6*LN([.E$1]^2 / ([.E$1]^2 +[.I33])) - ([.I33]/([.E$1]^2 + [.I33]))^3 - 1.5*([.I33]/([.E$1]^2 + [.I33]))^2 - 1.5*([.I33]/[.E$1]^2)^2 + 6*([.I33]/[.E$1]^2)" office:value-type="float" office:value="-11.5758659068383" calcext:value-type="float">
            <text:p>-11.5758659068</text:p>
          </table:table-cell>
          <table:table-cell table:formula="of:=6*LN([.E$2]^2 / ([.E$2]^2 +[.I33])) - ([.I33]/([.E$2]^2 + [.I33]))^3 - 1.5*([.I33]/([.E$2]^2 + [.I33]))^2 - 1.5*([.I33]/[.E$2]^2)^2 + 6*([.I33]/[.E$2]^2)" office:value-type="float" office:value="-49.3103152688782" calcext:value-type="float">
            <text:p>-49.3103152689</text:p>
          </table:table-cell>
          <table:table-cell table:formula="of:=[.B33]^2 - [.E$2]^2" office:value-type="float" office:value="25984" calcext:value-type="float">
            <text:p>25984</text:p>
          </table:table-cell>
          <table:table-cell table:formula="of:=[.H$1]*([.D33]-[.C33]) + [.H$2]*([.F33]-[.E33]) + [.H$3]*([.H33]-[.G33])" office:value-type="float" office:value="-0.232162045391489" calcext:value-type="float">
            <text:p>-0.2321620454</text:p>
          </table:table-cell>
          <table:table-cell table:number-columns-repeated="3"/>
          <table:table-cell table:formula="of:=[.A33]" office:value-type="float" office:value="112" calcext:value-type="float">
            <text:p>112</text:p>
          </table:table-cell>
          <table:table-cell table:formula="of:=-[.J33]" office:value-type="float" office:value="0.232162045391489" calcext:value-type="float">
            <text:p>0.2321620454</text:p>
          </table:table-cell>
        </table:table-row>
        <table:table-row table:style-name="ro1">
          <table:table-cell table:formula="of:=[.A33]+4" office:value-type="float" office:value="116" calcext:value-type="float">
            <text:p>116</text:p>
          </table:table-cell>
          <table:table-cell table:formula="of:=[.B33]+4" office:value-type="float" office:value="176" calcext:value-type="float">
            <text:p>176</text:p>
          </table:table-cell>
          <table:table-cell table:formula="of:=LN([.E$1]^2/([.E$1]^2+[.I34])) - [.I34]/([.E$1]^2 + [.I34])" office:value-type="float" office:value="-2.47396884370576" calcext:value-type="float">
            <text:p>-2.4739688437</text:p>
          </table:table-cell>
          <table:table-cell table:formula="of:=LN([.E$2]^2/([.E$2]^2+[.I34])) - [.I34]/([.E$2]^2 + [.I34])" office:value-type="float" office:value="-3.03605985736764" calcext:value-type="float">
            <text:p>-3.0360598574</text:p>
          </table:table-cell>
          <table:table-cell table:formula="of:=-2*LN([.E$1]^2/([.E$1]^2 + [.I34])) + ([.I34]/([.E$1]^2+[.I34]^2))^2 - 2*[.I34]/[.E$1]^2" office:value-type="float" office:value="-5.22809499718503" calcext:value-type="float">
            <text:p>-5.2280949972</text:p>
          </table:table-cell>
          <table:table-cell table:formula="of:=-2*LN([.E$2]^2/([.E$2]^2 + [.I34])) + ([.I34]/([.E$2]^2+[.I34]^2))^2 - 2*[.I34]/[.E$2]^2" office:value-type="float" office:value="-10.9043311562904" calcext:value-type="float">
            <text:p>-10.9043311563</text:p>
          </table:table-cell>
          <table:table-cell table:formula="of:=6*LN([.E$1]^2 / ([.E$1]^2 +[.I34])) - ([.I34]/([.E$1]^2 + [.I34]))^3 - 1.5*([.I34]/([.E$1]^2 + [.I34]))^2 - 1.5*([.I34]/[.E$1]^2)^2 + 6*([.I34]/[.E$1]^2)" office:value-type="float" office:value="-13.279087458622" calcext:value-type="float">
            <text:p>-13.2790874586</text:p>
          </table:table-cell>
          <table:table-cell table:formula="of:=6*LN([.E$2]^2 / ([.E$2]^2 +[.I34])) - ([.I34]/([.E$2]^2 + [.I34]))^3 - 1.5*([.I34]/([.E$2]^2 + [.I34]))^2 - 1.5*([.I34]/[.E$2]^2)^2 + 6*([.I34]/[.E$2]^2)" office:value-type="float" office:value="-55.8902665473432" calcext:value-type="float">
            <text:p>-55.8902665473</text:p>
          </table:table-cell>
          <table:table-cell table:formula="of:=[.B34]^2 - [.E$2]^2" office:value-type="float" office:value="27376" calcext:value-type="float">
            <text:p>27376</text:p>
          </table:table-cell>
          <table:table-cell table:formula="of:=[.H$1]*([.D34]-[.C34]) + [.H$2]*([.F34]-[.E34]) + [.H$3]*([.H34]-[.G34])" office:value-type="float" office:value="-0.246752522607222" calcext:value-type="float">
            <text:p>-0.2467525226</text:p>
          </table:table-cell>
          <table:table-cell table:number-columns-repeated="3"/>
          <table:table-cell table:formula="of:=[.A34]" office:value-type="float" office:value="116" calcext:value-type="float">
            <text:p>116</text:p>
          </table:table-cell>
          <table:table-cell table:formula="of:=-[.J34]" office:value-type="float" office:value="0.246752522607222" calcext:value-type="float">
            <text:p>0.2467525226</text:p>
          </table:table-cell>
        </table:table-row>
        <table:table-row table:style-name="ro1">
          <table:table-cell table:formula="of:=[.A34]+4" office:value-type="float" office:value="120" calcext:value-type="float">
            <text:p>120</text:p>
          </table:table-cell>
          <table:table-cell table:formula="of:=[.B34]+4" office:value-type="float" office:value="180" calcext:value-type="float">
            <text:p>180</text:p>
          </table:table-cell>
          <table:table-cell table:formula="of:=LN([.E$1]^2/([.E$1]^2+[.I35])) - [.I35]/([.E$1]^2 + [.I35])" office:value-type="float" office:value="-2.52292991042024" calcext:value-type="float">
            <text:p>-2.5229299104</text:p>
          </table:table-cell>
          <table:table-cell table:formula="of:=LN([.E$2]^2/([.E$2]^2+[.I35])) - [.I35]/([.E$2]^2 + [.I35])" office:value-type="float" office:value="-3.08611346622511" calcext:value-type="float">
            <text:p>-3.0861134662</text:p>
          </table:table-cell>
          <table:table-cell table:formula="of:=-2*LN([.E$1]^2/([.E$1]^2 + [.I35])) + ([.I35]/([.E$1]^2+[.I35]^2))^2 - 2*[.I35]/[.E$1]^2" office:value-type="float" office:value="-5.59050381431754" calcext:value-type="float">
            <text:p>-5.5905038143</text:p>
          </table:table-cell>
          <table:table-cell table:formula="of:=-2*LN([.E$2]^2/([.E$2]^2 + [.I35])) + ([.I35]/([.E$2]^2+[.I35]^2))^2 - 2*[.I35]/[.E$2]^2" office:value-type="float" office:value="-11.6055508441219" calcext:value-type="float">
            <text:p>-11.6055508441</text:p>
          </table:table-cell>
          <table:table-cell table:formula="of:=6*LN([.E$1]^2 / ([.E$1]^2 +[.I35])) - ([.I35]/([.E$1]^2 + [.I35]))^3 - 1.5*([.I35]/([.E$1]^2 + [.I35]))^2 - 1.5*([.I35]/[.E$1]^2)^2 + 6*([.I35]/[.E$1]^2)" office:value-type="float" office:value="-15.1553292746928" calcext:value-type="float">
            <text:p>-15.1553292747</text:p>
          </table:table-cell>
          <table:table-cell table:formula="of:=6*LN([.E$2]^2 / ([.E$2]^2 +[.I35])) - ([.I35]/([.E$2]^2 + [.I35]))^3 - 1.5*([.I35]/([.E$2]^2 + [.I35]))^2 - 1.5*([.I35]/[.E$2]^2)^2 + 6*([.I35]/[.E$2]^2)" office:value-type="float" office:value="-63.0708646107937" calcext:value-type="float">
            <text:p>-63.0708646108</text:p>
          </table:table-cell>
          <table:table-cell table:formula="of:=[.B35]^2 - [.E$2]^2" office:value-type="float" office:value="28800" calcext:value-type="float">
            <text:p>28800</text:p>
          </table:table-cell>
          <table:table-cell table:formula="of:=[.H$1]*([.D35]-[.C35]) + [.H$2]*([.F35]-[.E35]) + [.H$3]*([.H35]-[.G35])" office:value-type="float" office:value="-0.263178685071783" calcext:value-type="float">
            <text:p>-0.2631786851</text:p>
          </table:table-cell>
          <table:table-cell table:number-columns-repeated="3"/>
          <table:table-cell table:formula="of:=[.A35]" office:value-type="float" office:value="120" calcext:value-type="float">
            <text:p>120</text:p>
          </table:table-cell>
          <table:table-cell table:formula="of:=-[.J35]" office:value-type="float" office:value="0.263178685071783" calcext:value-type="float">
            <text:p>0.2631786851</text:p>
          </table:table-cell>
        </table:table-row>
        <table:table-row table:style-name="ro1">
          <table:table-cell table:formula="of:=[.A35]+4" office:value-type="float" office:value="124" calcext:value-type="float">
            <text:p>124</text:p>
          </table:table-cell>
          <table:table-cell table:formula="of:=[.B35]+4" office:value-type="float" office:value="184" calcext:value-type="float">
            <text:p>184</text:p>
          </table:table-cell>
          <table:table-cell table:formula="of:=LN([.E$1]^2/([.E$1]^2+[.I36])) - [.I36]/([.E$1]^2 + [.I36])" office:value-type="float" office:value="-2.57068288916481" calcext:value-type="float">
            <text:p>-2.5706828892</text:p>
          </table:table-cell>
          <table:table-cell table:formula="of:=LN([.E$2]^2/([.E$2]^2+[.I36])) - [.I36]/([.E$2]^2 + [.I36])" office:value-type="float" office:value="-3.13484968756016" calcext:value-type="float">
            <text:p>-3.1348496876</text:p>
          </table:table-cell>
          <table:table-cell table:formula="of:=-2*LN([.E$1]^2/([.E$1]^2 + [.I36])) + ([.I36]/([.E$1]^2+[.I36]^2))^2 - 2*[.I36]/[.E$1]^2" office:value-type="float" office:value="-5.9644417282166" calcext:value-type="float">
            <text:p>-5.9644417282</text:p>
          </table:table-cell>
          <table:table-cell table:formula="of:=-2*LN([.E$2]^2/([.E$2]^2 + [.I36])) + ([.I36]/([.E$2]^2+[.I36]^2))^2 - 2*[.I36]/[.E$2]^2" office:value-type="float" office:value="-12.326524106249" calcext:value-type="float">
            <text:p>-12.3265241062</text:p>
          </table:table-cell>
          <table:table-cell table:formula="of:=6*LN([.E$1]^2 / ([.E$1]^2 +[.I36])) - ([.I36]/([.E$1]^2 + [.I36]))^3 - 1.5*([.I36]/([.E$1]^2 + [.I36]))^2 - 1.5*([.I36]/[.E$1]^2)^2 + 6*([.I36]/[.E$1]^2)" office:value-type="float" office:value="-17.2148366656646" calcext:value-type="float">
            <text:p>-17.2148366657</text:p>
          </table:table-cell>
          <table:table-cell table:formula="of:=6*LN([.E$2]^2 / ([.E$2]^2 +[.I36])) - ([.I36]/([.E$2]^2 + [.I36]))^3 - 1.5*([.I36]/([.E$2]^2 + [.I36]))^2 - 1.5*([.I36]/[.E$2]^2)^2 + 6*([.I36]/[.E$2]^2)" office:value-type="float" office:value="-70.8841387193045" calcext:value-type="float">
            <text:p>-70.8841387193</text:p>
          </table:table-cell>
          <table:table-cell table:formula="of:=[.B36]^2 - [.E$2]^2" office:value-type="float" office:value="30256" calcext:value-type="float">
            <text:p>30256</text:p>
          </table:table-cell>
          <table:table-cell table:formula="of:=[.H$1]*([.D36]-[.C36]) + [.H$2]*([.F36]-[.E36]) + [.H$3]*([.H36]-[.G36])" office:value-type="float" office:value="-0.281556172350663" calcext:value-type="float">
            <text:p>-0.2815561724</text:p>
          </table:table-cell>
          <table:table-cell table:number-columns-repeated="3"/>
          <table:table-cell table:formula="of:=[.A36]" office:value-type="float" office:value="124" calcext:value-type="float">
            <text:p>124</text:p>
          </table:table-cell>
          <table:table-cell table:formula="of:=-[.J36]" office:value-type="float" office:value="0.281556172350663" calcext:value-type="float">
            <text:p>0.2815561724</text:p>
          </table:table-cell>
        </table:table-row>
        <table:table-row table:style-name="ro1">
          <table:table-cell table:formula="of:=[.A36]+4" office:value-type="float" office:value="128" calcext:value-type="float">
            <text:p>128</text:p>
          </table:table-cell>
          <table:table-cell table:formula="of:=[.B36]+4" office:value-type="float" office:value="188" calcext:value-type="float">
            <text:p>188</text:p>
          </table:table-cell>
          <table:table-cell table:formula="of:=LN([.E$1]^2/([.E$1]^2+[.I37])) - [.I37]/([.E$1]^2 + [.I37])" office:value-type="float" office:value="-2.61728524617793" calcext:value-type="float">
            <text:p>-2.6172852462</text:p>
          </table:table-cell>
          <table:table-cell table:formula="of:=LN([.E$2]^2/([.E$2]^2+[.I37])) - [.I37]/([.E$2]^2 + [.I37])" office:value-type="float" office:value="-3.18233875775712" calcext:value-type="float">
            <text:p>-3.1823387578</text:p>
          </table:table-cell>
          <table:table-cell table:formula="of:=-2*LN([.E$1]^2/([.E$1]^2 + [.I37])) + ([.I37]/([.E$1]^2+[.I37]^2))^2 - 2*[.I37]/[.E$1]^2" office:value-type="float" office:value="-6.34985903685312" calcext:value-type="float">
            <text:p>-6.3498590369</text:p>
          </table:table-cell>
          <table:table-cell table:formula="of:=-2*LN([.E$2]^2/([.E$2]^2 + [.I37])) + ([.I37]/([.E$2]^2+[.I37]^2))^2 - 2*[.I37]/[.E$2]^2" office:value-type="float" office:value="-13.0671659521318" calcext:value-type="float">
            <text:p>-13.0671659521</text:p>
          </table:table-cell>
          <table:table-cell table:formula="of:=6*LN([.E$1]^2 / ([.E$1]^2 +[.I37])) - ([.I37]/([.E$1]^2 + [.I37]))^3 - 1.5*([.I37]/([.E$1]^2 + [.I37]))^2 - 1.5*([.I37]/[.E$1]^2)^2 + 6*([.I37]/[.E$1]^2)" office:value-type="float" office:value="-19.4680714891476" calcext:value-type="float">
            <text:p>-19.4680714891</text:p>
          </table:table-cell>
          <table:table-cell table:formula="of:=6*LN([.E$2]^2 / ([.E$2]^2 +[.I37])) - ([.I37]/([.E$2]^2 + [.I37]))^3 - 1.5*([.I37]/([.E$2]^2 + [.I37]))^2 - 1.5*([.I37]/[.E$2]^2)^2 + 6*([.I37]/[.E$2]^2)" office:value-type="float" office:value="-79.3628025072673" calcext:value-type="float">
            <text:p>-79.3628025073</text:p>
          </table:table-cell>
          <table:table-cell table:formula="of:=[.B37]^2 - [.E$2]^2" office:value-type="float" office:value="31744" calcext:value-type="float">
            <text:p>31744</text:p>
          </table:table-cell>
          <table:table-cell table:formula="of:=[.H$1]*([.D37]-[.C37]) + [.H$2]*([.F37]-[.E37]) + [.H$3]*([.H37]-[.G37])" office:value-type="float" office:value="-0.302002100535997" calcext:value-type="float">
            <text:p>-0.3020021005</text:p>
          </table:table-cell>
          <table:table-cell table:number-columns-repeated="3"/>
          <table:table-cell table:formula="of:=[.A37]" office:value-type="float" office:value="128" calcext:value-type="float">
            <text:p>128</text:p>
          </table:table-cell>
          <table:table-cell table:formula="of:=-[.J37]" office:value-type="float" office:value="0.302002100535997" calcext:value-type="float">
            <text:p>0.3020021005</text:p>
          </table:table-cell>
        </table:table-row>
        <table:table-row table:style-name="ro1">
          <table:table-cell table:formula="of:=[.A37]+4" office:value-type="float" office:value="132" calcext:value-type="float">
            <text:p>132</text:p>
          </table:table-cell>
          <table:table-cell table:formula="of:=[.B37]+4" office:value-type="float" office:value="192" calcext:value-type="float">
            <text:p>192</text:p>
          </table:table-cell>
          <table:table-cell table:formula="of:=LN([.E$1]^2/([.E$1]^2+[.I38])) - [.I38]/([.E$1]^2 + [.I38])" office:value-type="float" office:value="-2.66279059969123" calcext:value-type="float">
            <text:p>-2.6627905997</text:p>
          </table:table-cell>
          <table:table-cell table:formula="of:=LN([.E$2]^2/([.E$2]^2+[.I38])) - [.I38]/([.E$2]^2 + [.I38])" office:value-type="float" office:value="-3.22864536961136" calcext:value-type="float">
            <text:p>-3.2286453696</text:p>
          </table:table-cell>
          <table:table-cell table:formula="of:=-2*LN([.E$1]^2/([.E$1]^2 + [.I38])) + ([.I38]/([.E$1]^2+[.I38]^2))^2 - 2*[.I38]/[.E$1]^2" office:value-type="float" office:value="-6.74670802924184" calcext:value-type="float">
            <text:p>-6.7467080292</text:p>
          </table:table-cell>
          <table:table-cell table:formula="of:=-2*LN([.E$2]^2/([.E$2]^2 + [.I38])) + ([.I38]/([.E$2]^2+[.I38]^2))^2 - 2*[.I38]/[.E$2]^2" office:value-type="float" office:value="-13.8273967598735" calcext:value-type="float">
            <text:p>-13.8273967599</text:p>
          </table:table-cell>
          <table:table-cell table:formula="of:=6*LN([.E$1]^2 / ([.E$1]^2 +[.I38])) - ([.I38]/([.E$1]^2 + [.I38]))^3 - 1.5*([.I38]/([.E$1]^2 + [.I38]))^2 - 1.5*([.I38]/[.E$1]^2)^2 + 6*([.I38]/[.E$1]^2)" office:value-type="float" office:value="-21.925712016829" calcext:value-type="float">
            <text:p>-21.9257120168</text:p>
          </table:table-cell>
          <table:table-cell table:formula="of:=6*LN([.E$2]^2 / ([.E$2]^2 +[.I38])) - ([.I38]/([.E$2]^2 + [.I38]))^3 - 1.5*([.I38]/([.E$2]^2 + [.I38]))^2 - 1.5*([.I38]/[.E$2]^2)^2 + 6*([.I38]/[.E$2]^2)" office:value-type="float" office:value="-88.5402562393318" calcext:value-type="float">
            <text:p>-88.5402562393</text:p>
          </table:table-cell>
          <table:table-cell table:formula="of:=[.B38]^2 - [.E$2]^2" office:value-type="float" office:value="33264" calcext:value-type="float">
            <text:p>33264</text:p>
          </table:table-cell>
          <table:table-cell table:formula="of:=[.H$1]*([.D38]-[.C38]) + [.H$2]*([.F38]-[.E38]) + [.H$3]*([.H38]-[.G38])" office:value-type="float" office:value="-0.324635199643142" calcext:value-type="float">
            <text:p>-0.3246351996</text:p>
          </table:table-cell>
          <table:table-cell table:number-columns-repeated="3"/>
          <table:table-cell table:formula="of:=[.A38]" office:value-type="float" office:value="132" calcext:value-type="float">
            <text:p>132</text:p>
          </table:table-cell>
          <table:table-cell table:formula="of:=-[.J38]" office:value-type="float" office:value="0.324635199643142" calcext:value-type="float">
            <text:p>0.3246351996</text:p>
          </table:table-cell>
        </table:table-row>
        <table:table-row table:style-name="ro1">
          <table:table-cell table:formula="of:=[.A38]+4" office:value-type="float" office:value="136" calcext:value-type="float">
            <text:p>136</text:p>
          </table:table-cell>
          <table:table-cell table:formula="of:=[.B38]+4" office:value-type="float" office:value="196" calcext:value-type="float">
            <text:p>196</text:p>
          </table:table-cell>
          <table:table-cell table:formula="of:=LN([.E$1]^2/([.E$1]^2+[.I39])) - [.I39]/([.E$1]^2 + [.I39])" office:value-type="float" office:value="-2.70724903701067" calcext:value-type="float">
            <text:p>-2.707249037</text:p>
          </table:table-cell>
          <table:table-cell table:formula="of:=LN([.E$2]^2/([.E$2]^2+[.I39])) - [.I39]/([.E$2]^2 + [.I39])" office:value-type="float" office:value="-3.27382924024757" calcext:value-type="float">
            <text:p>-3.2738292402</text:p>
          </table:table-cell>
          <table:table-cell table:formula="of:=-2*LN([.E$1]^2/([.E$1]^2 + [.I39])) + ([.I39]/([.E$1]^2+[.I39]^2))^2 - 2*[.I39]/[.E$1]^2" office:value-type="float" office:value="-7.15494291894251" calcext:value-type="float">
            <text:p>-7.1549429189</text:p>
          </table:table-cell>
          <table:table-cell table:formula="of:=-2*LN([.E$2]^2/([.E$2]^2 + [.I39])) + ([.I39]/([.E$2]^2+[.I39]^2))^2 - 2*[.I39]/[.E$2]^2" office:value-type="float" office:value="-14.6071418333636" calcext:value-type="float">
            <text:p>-14.6071418334</text:p>
          </table:table-cell>
          <table:table-cell table:formula="of:=6*LN([.E$1]^2 / ([.E$1]^2 +[.I39])) - ([.I39]/([.E$1]^2 + [.I39]))^3 - 1.5*([.I39]/([.E$1]^2 + [.I39]))^2 - 1.5*([.I39]/[.E$1]^2)^2 + 6*([.I39]/[.E$1]^2)" office:value-type="float" office:value="-24.5986529239104" calcext:value-type="float">
            <text:p>-24.5986529239</text:p>
          </table:table-cell>
          <table:table-cell table:formula="of:=6*LN([.E$2]^2 / ([.E$2]^2 +[.I39])) - ([.I39]/([.E$2]^2 + [.I39]))^3 - 1.5*([.I39]/([.E$2]^2 + [.I39]))^2 - 1.5*([.I39]/[.E$2]^2)^2 + 6*([.I39]/[.E$2]^2)" office:value-type="float" office:value="-98.4505888573587" calcext:value-type="float">
            <text:p>-98.4505888574</text:p>
          </table:table-cell>
          <table:table-cell table:formula="of:=[.B39]^2 - [.E$2]^2" office:value-type="float" office:value="34816" calcext:value-type="float">
            <text:p>34816</text:p>
          </table:table-cell>
          <table:table-cell table:formula="of:=[.H$1]*([.D39]-[.C39]) + [.H$2]*([.F39]-[.E39]) + [.H$3]*([.H39]-[.G39])" office:value-type="float" office:value="-0.349575929127551" calcext:value-type="float">
            <text:p>-0.3495759291</text:p>
          </table:table-cell>
          <table:table-cell table:number-columns-repeated="3"/>
          <table:table-cell table:formula="of:=[.A39]" office:value-type="float" office:value="136" calcext:value-type="float">
            <text:p>136</text:p>
          </table:table-cell>
          <table:table-cell table:formula="of:=-[.J39]" office:value-type="float" office:value="0.349575929127551" calcext:value-type="float">
            <text:p>0.3495759291</text:p>
          </table:table-cell>
        </table:table-row>
        <table:table-row table:style-name="ro1">
          <table:table-cell table:formula="of:=[.A39]+4" office:value-type="float" office:value="140" calcext:value-type="float">
            <text:p>140</text:p>
          </table:table-cell>
          <table:table-cell table:formula="of:=[.B39]+4" office:value-type="float" office:value="200" calcext:value-type="float">
            <text:p>200</text:p>
          </table:table-cell>
          <table:table-cell table:formula="of:=LN([.E$1]^2/([.E$1]^2+[.I40])) - [.I40]/([.E$1]^2 + [.I40])" office:value-type="float" office:value="-2.75070740194175" calcext:value-type="float">
            <text:p>-2.7507074019</text:p>
          </table:table-cell>
          <table:table-cell table:formula="of:=LN([.E$2]^2/([.E$2]^2+[.I40])) - [.I40]/([.E$2]^2 + [.I40])" office:value-type="float" office:value="-3.31794560865187" calcext:value-type="float">
            <text:p>-3.3179456087</text:p>
          </table:table-cell>
          <table:table-cell table:formula="of:=-2*LN([.E$1]^2/([.E$1]^2 + [.I40])) + ([.I40]/([.E$1]^2+[.I40]^2))^2 - 2*[.I40]/[.E$1]^2" office:value-type="float" office:value="-7.57451977480102" calcext:value-type="float">
            <text:p>-7.5745197748</text:p>
          </table:table-cell>
          <table:table-cell table:formula="of:=-2*LN([.E$2]^2/([.E$2]^2 + [.I40])) + ([.I40]/([.E$2]^2+[.I40]^2))^2 - 2*[.I40]/[.E$2]^2" office:value-type="float" office:value="-15.4063310041637" calcext:value-type="float">
            <text:p>-15.4063310042</text:p>
          </table:table-cell>
          <table:table-cell table:formula="of:=6*LN([.E$1]^2 / ([.E$1]^2 +[.I40])) - ([.I40]/([.E$1]^2 + [.I40]))^3 - 1.5*([.I40]/([.E$1]^2 + [.I40]))^2 - 1.5*([.I40]/[.E$1]^2)^2 + 6*([.I40]/[.E$1]^2)" office:value-type="float" office:value="-27.4980053720438" calcext:value-type="float">
            <text:p>-27.498005372</text:p>
          </table:table-cell>
          <table:table-cell table:formula="of:=6*LN([.E$2]^2 / ([.E$2]^2 +[.I40])) - ([.I40]/([.E$2]^2 + [.I40]))^3 - 1.5*([.I40]/([.E$2]^2 + [.I40]))^2 - 1.5*([.I40]/[.E$2]^2)^2 + 6*([.I40]/[.E$2]^2)" office:value-type="float" office:value="-109.128579837096" calcext:value-type="float">
            <text:p>-109.1285798371</text:p>
          </table:table-cell>
          <table:table-cell table:formula="of:=[.B40]^2 - [.E$2]^2" office:value-type="float" office:value="36400" calcext:value-type="float">
            <text:p>36400</text:p>
          </table:table-cell>
          <table:table-cell table:formula="of:=[.H$1]*([.D40]-[.C40]) + [.H$2]*([.F40]-[.E40]) + [.H$3]*([.H40]-[.G40])" office:value-type="float" office:value="-0.376946575317894" calcext:value-type="float">
            <text:p>-0.3769465753</text:p>
          </table:table-cell>
          <table:table-cell table:number-columns-repeated="3"/>
          <table:table-cell table:formula="of:=[.A40]" office:value-type="float" office:value="140" calcext:value-type="float">
            <text:p>140</text:p>
          </table:table-cell>
          <table:table-cell table:formula="of:=-[.J40]" office:value-type="float" office:value="0.376946575317894" calcext:value-type="float">
            <text:p>0.3769465753</text:p>
          </table:table-cell>
        </table:table-row>
        <table:table-row table:style-name="ro1">
          <table:table-cell table:formula="of:=[.A40]+4" office:value-type="float" office:value="144" calcext:value-type="float">
            <text:p>144</text:p>
          </table:table-cell>
          <table:table-cell table:formula="of:=[.B40]+4" office:value-type="float" office:value="204" calcext:value-type="float">
            <text:p>204</text:p>
          </table:table-cell>
          <table:table-cell table:formula="of:=LN([.E$1]^2/([.E$1]^2+[.I41])) - [.I41]/([.E$1]^2 + [.I41])" office:value-type="float" office:value="-2.79320955549854" calcext:value-type="float">
            <text:p>-2.7932095555</text:p>
          </table:table-cell>
          <table:table-cell table:formula="of:=LN([.E$2]^2/([.E$2]^2+[.I41])) - [.I41]/([.E$2]^2 + [.I41])" office:value-type="float" office:value="-3.36104567293281" calcext:value-type="float">
            <text:p>-3.3610456729</text:p>
          </table:table-cell>
          <table:table-cell table:formula="of:=-2*LN([.E$1]^2/([.E$1]^2 + [.I41])) + ([.I41]/([.E$1]^2+[.I41]^2))^2 - 2*[.I41]/[.E$1]^2" office:value-type="float" office:value="-8.00539645027064" calcext:value-type="float">
            <text:p>-8.0053964503</text:p>
          </table:table-cell>
          <table:table-cell table:formula="of:=-2*LN([.E$2]^2/([.E$2]^2 + [.I41])) + ([.I41]/([.E$2]^2+[.I41]^2))^2 - 2*[.I41]/[.E$2]^2" office:value-type="float" office:value="-16.2248982728196" calcext:value-type="float">
            <text:p>-16.2248982728</text:p>
          </table:table-cell>
          <table:table-cell table:formula="of:=6*LN([.E$1]^2 / ([.E$1]^2 +[.I41])) - ([.I41]/([.E$1]^2 + [.I41]))^3 - 1.5*([.I41]/([.E$1]^2 + [.I41]))^2 - 1.5*([.I41]/[.E$1]^2)^2 + 6*([.I41]/[.E$1]^2)" office:value-type="float" office:value="-30.6350971626755" calcext:value-type="float">
            <text:p>-30.6350971627</text:p>
          </table:table-cell>
          <table:table-cell table:formula="of:=6*LN([.E$2]^2 / ([.E$2]^2 +[.I41])) - ([.I41]/([.E$2]^2 + [.I41]))^3 - 1.5*([.I41]/([.E$2]^2 + [.I41]))^2 - 1.5*([.I41]/[.E$2]^2)^2 + 6*([.I41]/[.E$2]^2)" office:value-type="float" office:value="-120.609700872238" calcext:value-type="float">
            <text:p>-120.6097008722</text:p>
          </table:table-cell>
          <table:table-cell table:formula="of:=[.B41]^2 - [.E$2]^2" office:value-type="float" office:value="38016" calcext:value-type="float">
            <text:p>38016</text:p>
          </table:table-cell>
          <table:table-cell table:formula="of:=[.H$1]*([.D41]-[.C41]) + [.H$2]*([.F41]-[.E41]) + [.H$3]*([.H41]-[.G41])" office:value-type="float" office:value="-0.406871333851778" calcext:value-type="float">
            <text:p>-0.4068713339</text:p>
          </table:table-cell>
          <table:table-cell table:number-columns-repeated="3"/>
          <table:table-cell table:formula="of:=[.A41]" office:value-type="float" office:value="144" calcext:value-type="float">
            <text:p>144</text:p>
          </table:table-cell>
          <table:table-cell table:formula="of:=-[.J41]" office:value-type="float" office:value="0.406871333851778" calcext:value-type="float">
            <text:p>0.4068713339</text:p>
          </table:table-cell>
        </table:table-row>
        <table:table-row table:style-name="ro1">
          <table:table-cell table:formula="of:=[.A41]+4" office:value-type="float" office:value="148" calcext:value-type="float">
            <text:p>148</text:p>
          </table:table-cell>
          <table:table-cell table:formula="of:=[.B41]+4" office:value-type="float" office:value="208" calcext:value-type="float">
            <text:p>208</text:p>
          </table:table-cell>
          <table:table-cell table:formula="of:=LN([.E$1]^2/([.E$1]^2+[.I42])) - [.I42]/([.E$1]^2 + [.I42])" office:value-type="float" office:value="-2.83479661255595" calcext:value-type="float">
            <text:p>-2.8347966126</text:p>
          </table:table-cell>
          <table:table-cell table:formula="of:=LN([.E$2]^2/([.E$2]^2+[.I42])) - [.I42]/([.E$2]^2 + [.I42])" office:value-type="float" office:value="-3.40317697578684" calcext:value-type="float">
            <text:p>-3.4031769758</text:p>
          </table:table-cell>
          <table:table-cell table:formula="of:=-2*LN([.E$1]^2/([.E$1]^2 + [.I42])) + ([.I42]/([.E$1]^2+[.I42]^2))^2 - 2*[.I42]/[.E$1]^2" office:value-type="float" office:value="-8.44753251235598" calcext:value-type="float">
            <text:p>-8.4475325124</text:p>
          </table:table-cell>
          <table:table-cell table:formula="of:=-2*LN([.E$2]^2/([.E$2]^2 + [.I42])) + ([.I42]/([.E$2]^2+[.I42]^2))^2 - 2*[.I42]/[.E$2]^2" office:value-type="float" office:value="-17.0627814850031" calcext:value-type="float">
            <text:p>-17.062781485</text:p>
          </table:table-cell>
          <table:table-cell table:formula="of:=6*LN([.E$1]^2 / ([.E$1]^2 +[.I42])) - ([.I42]/([.E$1]^2 + [.I42]))^3 - 1.5*([.I42]/([.E$1]^2 + [.I42]))^2 - 1.5*([.I42]/[.E$1]^2)^2 + 6*([.I42]/[.E$1]^2)" office:value-type="float" office:value="-34.0214729423692" calcext:value-type="float">
            <text:p>-34.0214729424</text:p>
          </table:table-cell>
          <table:table-cell table:formula="of:=6*LN([.E$2]^2 / ([.E$2]^2 +[.I42])) - ([.I42]/([.E$2]^2 + [.I42]))^3 - 1.5*([.I42]/([.E$2]^2 + [.I42]))^2 - 1.5*([.I42]/[.E$2]^2)^2 + 6*([.I42]/[.E$2]^2)" office:value-type="float" office:value="-132.930117402269" calcext:value-type="float">
            <text:p>-132.9301174023</text:p>
          </table:table-cell>
          <table:table-cell table:formula="of:=[.B42]^2 - [.E$2]^2" office:value-type="float" office:value="39664" calcext:value-type="float">
            <text:p>39664</text:p>
          </table:table-cell>
          <table:table-cell table:formula="of:=[.H$1]*([.D42]-[.C42]) + [.H$2]*([.F42]-[.E42]) + [.H$3]*([.H42]-[.G42])" office:value-type="float" office:value="-0.439476379632561" calcext:value-type="float">
            <text:p>-0.4394763796</text:p>
          </table:table-cell>
          <table:table-cell table:number-columns-repeated="3"/>
          <table:table-cell table:formula="of:=[.A42]" office:value-type="float" office:value="148" calcext:value-type="float">
            <text:p>148</text:p>
          </table:table-cell>
          <table:table-cell table:formula="of:=-[.J42]" office:value-type="float" office:value="0.439476379632561" calcext:value-type="float">
            <text:p>0.4394763796</text:p>
          </table:table-cell>
        </table:table-row>
        <table:table-row table:style-name="ro1">
          <table:table-cell table:formula="of:=[.A42]+4" office:value-type="float" office:value="152" calcext:value-type="float">
            <text:p>152</text:p>
          </table:table-cell>
          <table:table-cell table:formula="of:=[.B42]+4" office:value-type="float" office:value="212" calcext:value-type="float">
            <text:p>212</text:p>
          </table:table-cell>
          <table:table-cell table:formula="of:=LN([.E$1]^2/([.E$1]^2+[.I43])) - [.I43]/([.E$1]^2 + [.I43])" office:value-type="float" office:value="-2.87550715684302" calcext:value-type="float">
            <text:p>-2.8755071568</text:p>
          </table:table-cell>
          <table:table-cell table:formula="of:=LN([.E$2]^2/([.E$2]^2+[.I43])) - [.I43]/([.E$2]^2 + [.I43])" office:value-type="float" office:value="-3.44438374529854" calcext:value-type="float">
            <text:p>-3.4443837453</text:p>
          </table:table-cell>
          <table:table-cell table:formula="of:=-2*LN([.E$1]^2/([.E$1]^2 + [.I43])) + ([.I43]/([.E$1]^2+[.I43]^2))^2 - 2*[.I43]/[.E$1]^2" office:value-type="float" office:value="-8.90088917098364" calcext:value-type="float">
            <text:p>-8.900889171</text:p>
          </table:table-cell>
          <table:table-cell table:formula="of:=-2*LN([.E$2]^2/([.E$2]^2 + [.I43])) + ([.I43]/([.E$2]^2+[.I43]^2))^2 - 2*[.I43]/[.E$2]^2" office:value-type="float" office:value="-17.9199220385042" calcext:value-type="float">
            <text:p>-17.9199220385</text:p>
          </table:table-cell>
          <table:table-cell table:formula="of:=6*LN([.E$1]^2 / ([.E$1]^2 +[.I43])) - ([.I43]/([.E$1]^2 + [.I43]))^3 - 1.5*([.I43]/([.E$1]^2 + [.I43]))^2 - 1.5*([.I43]/[.E$1]^2)^2 + 6*([.I43]/[.E$1]^2)" office:value-type="float" office:value="-37.6688944454646" calcext:value-type="float">
            <text:p>-37.6688944455</text:p>
          </table:table-cell>
          <table:table-cell table:formula="of:=6*LN([.E$2]^2 / ([.E$2]^2 +[.I43])) - ([.I43]/([.E$2]^2 + [.I43]))^3 - 1.5*([.I43]/([.E$2]^2 + [.I43]))^2 - 1.5*([.I43]/[.E$2]^2)^2 + 6*([.I43]/[.E$2]^2)" office:value-type="float" office:value="-146.126689999212" calcext:value-type="float">
            <text:p>-146.1266899992</text:p>
          </table:table-cell>
          <table:table-cell table:formula="of:=[.B43]^2 - [.E$2]^2" office:value-type="float" office:value="41344" calcext:value-type="float">
            <text:p>41344</text:p>
          </table:table-cell>
          <table:table-cell table:formula="of:=[.H$1]*([.D43]-[.C43]) + [.H$2]*([.F43]-[.E43]) + [.H$3]*([.H43]-[.G43])" office:value-type="float" office:value="-0.47488992636951" calcext:value-type="float">
            <text:p>-0.4748899264</text:p>
          </table:table-cell>
          <table:table-cell table:number-columns-repeated="3"/>
          <table:table-cell table:formula="of:=[.A43]" office:value-type="float" office:value="152" calcext:value-type="float">
            <text:p>152</text:p>
          </table:table-cell>
          <table:table-cell table:formula="of:=-[.J43]" office:value-type="float" office:value="0.47488992636951" calcext:value-type="float">
            <text:p>0.4748899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16:08.409909639</meta:creation-date>
    <dc:date>2018-06-26T11:01:31.244964387</dc:date>
    <meta:editing-duration>PT14M42S</meta:editing-duration>
    <meta:editing-cycles>2</meta:editing-cycles>
    <meta:generator>LibreOffice/5.1.6.2$Linux_X86_64 LibreOffice_project/10m0$Build-2</meta:generator>
    <meta:document-statistic meta:table-count="1" meta:cell-count="490" meta:object-count="0"/>
  </office:meta>
</office:document-meta>
</file>